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8056in" fo:margin-left="-0.075in" fo:margin-top="0in" fo:margin-bottom="0in" table:align="left" style:writing-mode="lr-tb"/>
    </style:style>
    <style:style style:name="Table1.A" style:family="table-column">
      <style:table-column-properties style:column-width="1.2875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1375in"/>
    </style:style>
    <style:style style:name="Table1.D" style:family="table-column">
      <style:table-column-properties style:column-width="1.0493in"/>
    </style:style>
    <style:style style:name="Table1.E" style:family="table-column">
      <style:table-column-properties style:column-width="2.3625in"/>
    </style:style>
    <style:style style:name="Table1.1" style:family="table-row">
      <style:table-row-properties style:min-row-height="0.2549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2417in" fo:keep-together="auto"/>
    </style:style>
    <style:style style:name="Table1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9" style:family="table-row">
      <style:table-row-properties style:min-row-height="0.1222in" fo:keep-together="auto"/>
    </style:style>
    <style:style style:name="Table1.10" style:family="table-row">
      <style:table-row-properties style:min-row-height="0.1965in" fo:keep-together="auto"/>
    </style:style>
    <style:style style:name="Table1.11" style:family="table-row">
      <style:table-row-properties style:min-row-height="0.6688in" fo:keep-together="auto"/>
    </style:style>
    <style:style style:name="Table1.16" style:family="table-row">
      <style:table-row-properties style:min-row-height="0.2694in" fo:keep-together="auto"/>
    </style:style>
    <style:style style:name="Table2" style:family="table">
      <style:table-properties style:width="6.8056in" fo:margin-left="-0.075in" fo:margin-top="0in" fo:margin-bottom="0in" table:align="left" style:writing-mode="lr-tb"/>
    </style:style>
    <style:style style:name="Table2.A" style:family="table-column">
      <style:table-column-properties style:column-width="1.2875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1.1375in"/>
    </style:style>
    <style:style style:name="Table2.D" style:family="table-column">
      <style:table-column-properties style:column-width="1.0493in"/>
    </style:style>
    <style:style style:name="Table2.E" style:family="table-column">
      <style:table-column-properties style:column-width="2.3625in"/>
    </style:style>
    <style:style style:name="Table2.1" style:family="table-row">
      <style:table-row-properties style:min-row-height="0.2549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2417in" fo:keep-together="auto"/>
    </style:style>
    <style:style style:name="Table2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9" style:family="table-row">
      <style:table-row-properties style:min-row-height="0.1222in" fo:keep-together="auto"/>
    </style:style>
    <style:style style:name="Table2.10" style:family="table-row">
      <style:table-row-properties style:min-row-height="0.1965in" fo:keep-together="auto"/>
    </style:style>
    <style:style style:name="Table2.11" style:family="table-row">
      <style:table-row-properties style:min-row-height="0.6688in" fo:keep-together="auto"/>
    </style:style>
    <style:style style:name="Table2.16" style:family="table-row">
      <style:table-row-properties style:min-row-height="0.2694in" fo:keep-together="auto"/>
    </style:style>
    <style:style style:name="Table4" style:family="table">
      <style:table-properties style:width="6.8021in" fo:margin-left="-0.075in" fo:margin-top="0in" fo:margin-bottom="0in" table:align="left" style:writing-mode="lr-tb"/>
    </style:style>
    <style:style style:name="Table4.A" style:family="table-column">
      <style:table-column-properties style:column-width="1.2875in"/>
    </style:style>
    <style:style style:name="Table4.B" style:family="table-column">
      <style:table-column-properties style:column-width="0.9688in"/>
    </style:style>
    <style:style style:name="Table4.C" style:family="table-column">
      <style:table-column-properties style:column-width="1.0563in"/>
    </style:style>
    <style:style style:name="Table4.D" style:family="table-column">
      <style:table-column-properties style:column-width="1.1306in"/>
    </style:style>
    <style:style style:name="Table4.E" style:family="table-column">
      <style:table-column-properties style:column-width="2.359in"/>
    </style:style>
    <style:style style:name="Table4.1" style:family="table-row">
      <style:table-row-properties style:min-row-height="0.2549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5" style:family="table-row">
      <style:table-row-properties style:min-row-height="0.2417in" fo:keep-together="auto"/>
    </style:style>
    <style:style style:name="Table4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9" style:family="table-row">
      <style:table-row-properties style:min-row-height="0.1222in" fo:keep-together="auto"/>
    </style:style>
    <style:style style:name="Table4.10" style:family="table-row">
      <style:table-row-properties style:min-row-height="0.1965in" fo:keep-together="auto"/>
    </style:style>
    <style:style style:name="Table4.11" style:family="table-row">
      <style:table-row-properties style:min-row-height="0.6688in" fo:keep-together="auto"/>
    </style:style>
    <style:style style:name="Table4.16" style:family="table-row">
      <style:table-row-properties style:min-row-height="0.2694in" fo:keep-together="auto"/>
    </style:style>
    <style:style style:name="Table9" style:family="table">
      <style:table-properties style:width="6.8056in" fo:margin-left="-0.075in" fo:margin-top="0in" fo:margin-bottom="0in" table:align="left" style:writing-mode="lr-tb"/>
    </style:style>
    <style:style style:name="Table9.A" style:family="table-column">
      <style:table-column-properties style:column-width="1.2875in"/>
    </style:style>
    <style:style style:name="Table9.B" style:family="table-column">
      <style:table-column-properties style:column-width="0.9688in"/>
    </style:style>
    <style:style style:name="Table9.C" style:family="table-column">
      <style:table-column-properties style:column-width="1.1375in"/>
    </style:style>
    <style:style style:name="Table9.D" style:family="table-column">
      <style:table-column-properties style:column-width="1.0493in"/>
    </style:style>
    <style:style style:name="Table9.E" style:family="table-column">
      <style:table-column-properties style:column-width="2.3625in"/>
    </style:style>
    <style:style style:name="Table9.1" style:family="table-row">
      <style:table-row-properties style:min-row-height="0.2549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5" style:family="table-row">
      <style:table-row-properties style:min-row-height="0.2417in" fo:keep-together="auto"/>
    </style:style>
    <style:style style:name="Table9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9" style:family="table-row">
      <style:table-row-properties style:min-row-height="0.1222in" fo:keep-together="auto"/>
    </style:style>
    <style:style style:name="Table9.10" style:family="table-row">
      <style:table-row-properties style:min-row-height="0.1965in" fo:keep-together="auto"/>
    </style:style>
    <style:style style:name="Table9.11" style:family="table-row">
      <style:table-row-properties style:min-row-height="0.6688in" fo:keep-together="auto"/>
    </style:style>
    <style:style style:name="Table9.16" style:family="table-row">
      <style:table-row-properties style:min-row-height="0.2694in" fo:keep-together="auto"/>
    </style:style>
    <style:style style:name="Table3" style:family="table">
      <style:table-properties style:width="6.8056in" fo:margin-left="-0.075in" fo:margin-top="0in" fo:margin-bottom="0in" table:align="left" style:writing-mode="lr-tb"/>
    </style:style>
    <style:style style:name="Table3.A" style:family="table-column">
      <style:table-column-properties style:column-width="1.2875in"/>
    </style:style>
    <style:style style:name="Table3.B" style:family="table-column">
      <style:table-column-properties style:column-width="0.9688in"/>
    </style:style>
    <style:style style:name="Table3.C" style:family="table-column">
      <style:table-column-properties style:column-width="1.1375in"/>
    </style:style>
    <style:style style:name="Table3.D" style:family="table-column">
      <style:table-column-properties style:column-width="1.0493in"/>
    </style:style>
    <style:style style:name="Table3.E" style:family="table-column">
      <style:table-column-properties style:column-width="2.3625in"/>
    </style:style>
    <style:style style:name="Table3.1" style:family="table-row">
      <style:table-row-properties style:min-row-height="0.2549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5" style:family="table-row">
      <style:table-row-properties style:min-row-height="0.2417in" fo:keep-together="auto"/>
    </style:style>
    <style:style style:name="Table3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9" style:family="table-row">
      <style:table-row-properties style:min-row-height="0.1222in" fo:keep-together="auto"/>
    </style:style>
    <style:style style:name="Table3.10" style:family="table-row">
      <style:table-row-properties style:min-row-height="0.1965in" fo:keep-together="auto"/>
    </style:style>
    <style:style style:name="Table3.11" style:family="table-row">
      <style:table-row-properties style:min-row-height="0.6688in" fo:keep-together="auto"/>
    </style:style>
    <style:style style:name="Table3.16" style:family="table-row">
      <style:table-row-properties style:min-row-height="0.2694in" fo:keep-together="auto"/>
    </style:style>
    <style:style style:name="Table10" style:family="table">
      <style:table-properties style:width="6.8056in" fo:margin-left="-0.075in" fo:margin-top="0in" fo:margin-bottom="0in" table:align="left" style:writing-mode="lr-tb"/>
    </style:style>
    <style:style style:name="Table10.A" style:family="table-column">
      <style:table-column-properties style:column-width="1.2875in"/>
    </style:style>
    <style:style style:name="Table10.B" style:family="table-column">
      <style:table-column-properties style:column-width="0.9688in"/>
    </style:style>
    <style:style style:name="Table10.C" style:family="table-column">
      <style:table-column-properties style:column-width="1.1375in"/>
    </style:style>
    <style:style style:name="Table10.D" style:family="table-column">
      <style:table-column-properties style:column-width="1.0493in"/>
    </style:style>
    <style:style style:name="Table10.E" style:family="table-column">
      <style:table-column-properties style:column-width="2.3625in"/>
    </style:style>
    <style:style style:name="Table10.1" style:family="table-row">
      <style:table-row-properties style:min-row-height="0.2549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5" style:family="table-row">
      <style:table-row-properties style:min-row-height="0.2417in" fo:keep-together="auto"/>
    </style:style>
    <style:style style:name="Table10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9" style:family="table-row">
      <style:table-row-properties style:min-row-height="0.1222in" fo:keep-together="auto"/>
    </style:style>
    <style:style style:name="Table10.10" style:family="table-row">
      <style:table-row-properties style:min-row-height="0.1965in" fo:keep-together="auto"/>
    </style:style>
    <style:style style:name="Table10.11" style:family="table-row">
      <style:table-row-properties style:min-row-height="0.6688in" fo:keep-together="auto"/>
    </style:style>
    <style:style style:name="Table10.16" style:family="table-row">
      <style:table-row-properties style:min-row-height="0.2694in" fo:keep-together="auto"/>
    </style:style>
    <style:style style:name="Table8" style:family="table">
      <style:table-properties style:width="6.8056in" fo:margin-left="-0.075in" fo:margin-top="0in" fo:margin-bottom="0in" table:align="left" style:writing-mode="lr-tb"/>
    </style:style>
    <style:style style:name="Table8.A" style:family="table-column">
      <style:table-column-properties style:column-width="1.2875in"/>
    </style:style>
    <style:style style:name="Table8.B" style:family="table-column">
      <style:table-column-properties style:column-width="0.9688in"/>
    </style:style>
    <style:style style:name="Table8.C" style:family="table-column">
      <style:table-column-properties style:column-width="1.1375in"/>
    </style:style>
    <style:style style:name="Table8.D" style:family="table-column">
      <style:table-column-properties style:column-width="1.0493in"/>
    </style:style>
    <style:style style:name="Table8.E" style:family="table-column">
      <style:table-column-properties style:column-width="2.3625in"/>
    </style:style>
    <style:style style:name="Table8.1" style:family="table-row">
      <style:table-row-properties style:min-row-height="0.2549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5" style:family="table-row">
      <style:table-row-properties style:min-row-height="0.2417in" fo:keep-together="auto"/>
    </style:style>
    <style:style style:name="Table8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9" style:family="table-row">
      <style:table-row-properties style:min-row-height="0.1222in" fo:keep-together="auto"/>
    </style:style>
    <style:style style:name="Table8.10" style:family="table-row">
      <style:table-row-properties style:min-row-height="0.1965in" fo:keep-together="auto"/>
    </style:style>
    <style:style style:name="Table8.11" style:family="table-row">
      <style:table-row-properties style:min-row-height="0.6688in" fo:keep-together="auto"/>
    </style:style>
    <style:style style:name="Table8.16" style:family="table-row">
      <style:table-row-properties style:min-row-height="0.2694in" fo:keep-together="auto"/>
    </style:style>
    <style:style style:name="Table5" style:family="table">
      <style:table-properties style:width="6.8021in" fo:margin-left="-0.075in" fo:margin-top="0in" fo:margin-bottom="0in" table:align="left" style:writing-mode="lr-tb"/>
    </style:style>
    <style:style style:name="Table5.A" style:family="table-column">
      <style:table-column-properties style:column-width="1.2875in"/>
    </style:style>
    <style:style style:name="Table5.B" style:family="table-column">
      <style:table-column-properties style:column-width="0.9688in"/>
    </style:style>
    <style:style style:name="Table5.C" style:family="table-column">
      <style:table-column-properties style:column-width="1.0563in"/>
    </style:style>
    <style:style style:name="Table5.D" style:family="table-column">
      <style:table-column-properties style:column-width="1.1306in"/>
    </style:style>
    <style:style style:name="Table5.E" style:family="table-column">
      <style:table-column-properties style:column-width="2.359in"/>
    </style:style>
    <style:style style:name="Table5.1" style:family="table-row">
      <style:table-row-properties style:min-row-height="0.2549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5" style:family="table-row">
      <style:table-row-properties style:min-row-height="0.2417in" fo:keep-together="auto"/>
    </style:style>
    <style:style style:name="Table5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9" style:family="table-row">
      <style:table-row-properties style:min-row-height="0.1222in" fo:keep-together="auto"/>
    </style:style>
    <style:style style:name="Table5.10" style:family="table-row">
      <style:table-row-properties style:min-row-height="0.1965in" fo:keep-together="auto"/>
    </style:style>
    <style:style style:name="Table5.11" style:family="table-row">
      <style:table-row-properties style:min-row-height="0.6688in" fo:keep-together="auto"/>
    </style:style>
    <style:style style:name="Table5.16" style:family="table-row">
      <style:table-row-properties style:min-row-height="0.2694in" fo:keep-together="auto"/>
    </style:style>
    <style:style style:name="P1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style:letter-kerning="false" style:font-name-complex="F" style:language-complex="ar" style:country-complex="SA"/>
    </style:style>
    <style:style style:name="P2" style:family="paragraph" style:parent-style-name="List_20_Paragraph">
      <style:paragraph-properties fo:margin-top="0in" fo:margin-bottom="0in" style:contextual-spacing="true" fo:line-height="100%" fo:text-align="justify" style:justify-single-word="false" fo:orphans="2" fo:widows="2"/>
      <style:text-properties style:font-name="Calibri" fo:language="es" fo:country="AR" officeooo:rsid="001b58ff" officeooo:paragraph-rsid="001bc9aa" style:letter-kerning="false" style:font-name-complex="F" style:language-complex="ar" style:country-complex="SA"/>
    </style:style>
    <style:style style:name="P3" style:family="paragraph" style:parent-style-name="List_20_Paragraph">
      <style:paragraph-properties fo:margin-top="0in" fo:margin-bottom="0in" style:contextual-spacing="true" fo:line-height="100%" fo:text-align="justify" style:justify-single-word="false" fo:orphans="2" fo:widows="2"/>
      <style:text-properties style:font-name="Calibri" fo:language="es" fo:country="AR" officeooo:rsid="001b58ff" officeooo:paragraph-rsid="0022525c" style:letter-kerning="false" style:font-name-complex="F" style:language-complex="ar" style:country-complex="SA"/>
    </style:style>
    <style:style style:name="P4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b58ff" officeooo:paragraph-rsid="001b58ff" style:letter-kerning="false" style:font-name-complex="F" style:language-complex="ar" style:country-complex="SA"/>
    </style:style>
    <style:style style:name="P5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b58ff" officeooo:paragraph-rsid="001bc9aa" style:letter-kerning="false" style:font-name-complex="F" style:language-complex="ar" style:country-complex="SA"/>
    </style:style>
    <style:style style:name="P6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b58ff" officeooo:paragraph-rsid="001cd53a" style:letter-kerning="false" style:font-name-complex="F" style:language-complex="ar" style:country-complex="SA"/>
    </style:style>
    <style:style style:name="P7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b58ff" officeooo:paragraph-rsid="001ea091" style:letter-kerning="false" style:font-name-complex="F" style:language-complex="ar" style:country-complex="SA"/>
    </style:style>
    <style:style style:name="P8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b58ff" officeooo:paragraph-rsid="001fc3eb" style:letter-kerning="false" style:font-name-complex="F" style:language-complex="ar" style:country-complex="SA"/>
    </style:style>
    <style:style style:name="P9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b58ff" officeooo:paragraph-rsid="00219934" style:letter-kerning="false" style:font-name-complex="F" style:language-complex="ar" style:country-complex="SA"/>
    </style:style>
    <style:style style:name="P10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bc9aa" officeooo:paragraph-rsid="001bc9aa" style:letter-kerning="false" style:font-name-complex="F" style:language-complex="ar" style:country-complex="SA"/>
    </style:style>
    <style:style style:name="P11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cd53a" officeooo:paragraph-rsid="001cd53a" style:letter-kerning="false" style:font-name-complex="F" style:language-complex="ar" style:country-complex="SA"/>
    </style:style>
    <style:style style:name="P12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cd53a" officeooo:paragraph-rsid="001d4240" style:letter-kerning="false" style:font-name-complex="F" style:language-complex="ar" style:country-complex="SA"/>
    </style:style>
    <style:style style:name="P13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cd53a" officeooo:paragraph-rsid="001ea091" style:letter-kerning="false" style:font-name-complex="F" style:language-complex="ar" style:country-complex="SA"/>
    </style:style>
    <style:style style:name="P14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cd53a" officeooo:paragraph-rsid="001fc3eb" style:letter-kerning="false" style:font-name-complex="F" style:language-complex="ar" style:country-complex="SA"/>
    </style:style>
    <style:style style:name="P15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cd53a" officeooo:paragraph-rsid="00219934" style:letter-kerning="false" style:font-name-complex="F" style:language-complex="ar" style:country-complex="SA"/>
    </style:style>
    <style:style style:name="P16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d4240" officeooo:paragraph-rsid="001d4240" style:letter-kerning="false" style:font-name-complex="F" style:language-complex="ar" style:country-complex="SA"/>
    </style:style>
    <style:style style:name="P17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d4240" officeooo:paragraph-rsid="001ea091" style:letter-kerning="false" style:font-name-complex="F" style:language-complex="ar" style:country-complex="SA"/>
    </style:style>
    <style:style style:name="P18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d4240" officeooo:paragraph-rsid="001fc3eb" style:letter-kerning="false" style:font-name-complex="F" style:language-complex="ar" style:country-complex="SA"/>
    </style:style>
    <style:style style:name="P19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d4240" officeooo:paragraph-rsid="00219934" style:letter-kerning="false" style:font-name-complex="F" style:language-complex="ar" style:country-complex="SA"/>
    </style:style>
    <style:style style:name="P20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fc3eb" officeooo:paragraph-rsid="001fc3eb" style:letter-kerning="false" style:font-name-complex="F" style:language-complex="ar" style:country-complex="SA"/>
    </style:style>
    <style:style style:name="P21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1fc3eb" officeooo:paragraph-rsid="00219934" style:letter-kerning="false" style:font-name-complex="F" style:language-complex="ar" style:country-complex="SA"/>
    </style:style>
    <style:style style:name="P22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219934" officeooo:paragraph-rsid="00219934" style:letter-kerning="false" style:font-name-complex="F" style:language-complex="ar" style:country-complex="SA"/>
    </style:style>
    <style:style style:name="P23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219934" officeooo:paragraph-rsid="0022525c" style:letter-kerning="false" style:font-name-complex="F" style:language-complex="ar" style:country-complex="SA"/>
    </style:style>
    <style:style style:name="P24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language="es" fo:country="AR" officeooo:rsid="0022525c" officeooo:paragraph-rsid="0022525c" style:letter-kerning="false" style:font-name-complex="F" style:language-complex="ar" style:country-complex="SA"/>
    </style:style>
    <style:style style:name="P25" style:family="paragraph" style:parent-style-name="Standard">
      <style:paragraph-properties fo:text-align="start" style:justify-single-word="false"/>
      <style:text-properties officeooo:paragraph-rsid="001cd53a"/>
    </style:style>
    <style:style style:name="P26" style:family="paragraph" style:parent-style-name="Standard">
      <style:paragraph-properties fo:text-align="start" style:justify-single-word="false"/>
      <style:text-properties officeooo:paragraph-rsid="001ea091"/>
    </style:style>
    <style:style style:name="P27" style:family="paragraph" style:parent-style-name="Standard">
      <style:paragraph-properties fo:text-align="start" style:justify-single-word="false"/>
      <style:text-properties officeooo:paragraph-rsid="001fc3eb"/>
    </style:style>
    <style:style style:name="P28" style:family="paragraph" style:parent-style-name="Standard">
      <style:paragraph-properties fo:text-align="start" style:justify-single-word="false"/>
      <style:text-properties officeooo:paragraph-rsid="00219934"/>
    </style:style>
    <style:style style:name="P29" style:family="paragraph" style:parent-style-name="Standard">
      <style:text-properties officeooo:paragraph-rsid="001bc9aa"/>
    </style:style>
    <style:style style:name="P30" style:family="paragraph" style:parent-style-name="Standard">
      <style:text-properties officeooo:paragraph-rsid="0022525c"/>
    </style:style>
    <style:style style:name="P31" style:family="paragraph" style:parent-style-name="Standard">
      <style:paragraph-properties fo:margin-left="0.5in" fo:margin-right="0in" fo:margin-top="0in" fo:margin-bottom="0in" style:contextual-spacing="false" fo:text-align="start" style:justify-single-word="false" fo:orphans="2" fo:widows="2" fo:text-indent="-0.5in" style:auto-text-indent="false"/>
      <style:text-properties style:font-name="Calibri" fo:language="es" fo:country="AR" style:letter-kerning="false" style:font-name-complex="F" style:language-complex="ar" style:country-complex="SA"/>
    </style:style>
    <style:style style:name="P32" style:family="paragraph" style:parent-style-name="Standard">
      <style:paragraph-properties fo:margin-left="0.5in" fo:margin-right="0in" fo:margin-top="0in" fo:margin-bottom="0in" style:contextual-spacing="false" fo:text-align="start" style:justify-single-word="false" fo:orphans="2" fo:widows="2" fo:text-indent="-0.5in" style:auto-text-indent="false"/>
      <style:text-properties style:font-name="Calibri" fo:language="es" fo:country="AR" officeooo:paragraph-rsid="001bc9aa" style:letter-kerning="false" style:font-name-complex="F" style:language-complex="ar" style:country-complex="SA"/>
    </style:style>
    <style:style style:name="P33" style:family="paragraph" style:parent-style-name="Standard">
      <style:paragraph-properties fo:margin-left="0.5in" fo:margin-right="0in" fo:margin-top="0in" fo:margin-bottom="0in" style:contextual-spacing="false" fo:text-align="start" style:justify-single-word="false" fo:orphans="2" fo:widows="2" fo:text-indent="-0.5in" style:auto-text-indent="false"/>
      <style:text-properties style:font-name="Calibri" fo:language="es" fo:country="AR" officeooo:paragraph-rsid="001cd53a" style:letter-kerning="false" style:font-name-complex="F" style:language-complex="ar" style:country-complex="SA"/>
    </style:style>
    <style:style style:name="P34" style:family="paragraph" style:parent-style-name="Standard">
      <style:paragraph-properties fo:margin-left="0.5in" fo:margin-right="0in" fo:margin-top="0in" fo:margin-bottom="0in" style:contextual-spacing="false" fo:text-align="start" style:justify-single-word="false" fo:orphans="2" fo:widows="2" fo:text-indent="-0.5in" style:auto-text-indent="false"/>
      <style:text-properties style:font-name="Calibri" fo:language="es" fo:country="AR" officeooo:paragraph-rsid="001d4240" style:letter-kerning="false" style:font-name-complex="F" style:language-complex="ar" style:country-complex="SA"/>
    </style:style>
    <style:style style:name="P35" style:family="paragraph" style:parent-style-name="Standard">
      <style:paragraph-properties fo:margin-left="0.5in" fo:margin-right="0in" fo:margin-top="0in" fo:margin-bottom="0in" style:contextual-spacing="false" fo:text-align="start" style:justify-single-word="false" fo:orphans="2" fo:widows="2" fo:text-indent="-0.5in" style:auto-text-indent="false"/>
      <style:text-properties style:font-name="Calibri" fo:language="es" fo:country="AR" officeooo:paragraph-rsid="001ea091" style:letter-kerning="false" style:font-name-complex="F" style:language-complex="ar" style:country-complex="SA"/>
    </style:style>
    <style:style style:name="P36" style:family="paragraph" style:parent-style-name="Standard">
      <style:paragraph-properties fo:margin-left="0.5in" fo:margin-right="0in" fo:margin-top="0in" fo:margin-bottom="0in" style:contextual-spacing="false" fo:text-align="start" style:justify-single-word="false" fo:orphans="2" fo:widows="2" fo:text-indent="-0.5in" style:auto-text-indent="false"/>
      <style:text-properties style:font-name="Calibri" fo:language="es" fo:country="AR" officeooo:paragraph-rsid="001fc3eb" style:letter-kerning="false" style:font-name-complex="F" style:language-complex="ar" style:country-complex="SA"/>
    </style:style>
    <style:style style:name="P37" style:family="paragraph" style:parent-style-name="Standard">
      <style:paragraph-properties fo:margin-left="0.5in" fo:margin-right="0in" fo:margin-top="0in" fo:margin-bottom="0in" style:contextual-spacing="false" fo:text-align="start" style:justify-single-word="false" fo:orphans="2" fo:widows="2" fo:text-indent="-0.5in" style:auto-text-indent="false"/>
      <style:text-properties style:font-name="Calibri" fo:language="es" fo:country="AR" officeooo:paragraph-rsid="00219934" style:letter-kerning="false" style:font-name-complex="F" style:language-complex="ar" style:country-complex="SA"/>
    </style:style>
    <style:style style:name="P38" style:family="paragraph" style:parent-style-name="Standard">
      <style:paragraph-properties fo:margin-left="0.5in" fo:margin-right="0in" fo:margin-top="0in" fo:margin-bottom="0in" style:contextual-spacing="false" fo:text-align="start" style:justify-single-word="false" fo:orphans="2" fo:widows="2" fo:text-indent="-0.5in" style:auto-text-indent="false"/>
      <style:text-properties style:font-name="Calibri" fo:language="es" fo:country="AR" officeooo:paragraph-rsid="0022525c" style:letter-kerning="false" style:font-name-complex="F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style:letter-kerning="false" style:font-name-complex="F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paragraph-rsid="001bc9aa" style:letter-kerning="false" style:font-name-complex="F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paragraph-rsid="001cd53a" style:letter-kerning="false" style:font-name-complex="F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paragraph-rsid="001ea091" style:letter-kerning="false" style:font-name-complex="F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paragraph-rsid="001fc3eb" style:letter-kerning="false" style:font-name-complex="F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paragraph-rsid="00219934" style:letter-kerning="false" style:font-name-complex="F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paragraph-rsid="0022525c" style:letter-kerning="false" style:font-name-complex="F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Calibri" fo:language="es" fo:country="AR" style:letter-kerning="false" style:font-name-complex="F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Calibri" fo:language="es" fo:country="AR" officeooo:paragraph-rsid="001bc9aa" style:letter-kerning="false" style:font-name-complex="F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rsid="001cd53a" officeooo:paragraph-rsid="001cd53a" style:letter-kerning="false" style:font-name-complex="F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rsid="00219934" officeooo:paragraph-rsid="00219934" style:letter-kerning="false" style:font-name-complex="F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rsid="00219934" officeooo:paragraph-rsid="0022525c" style:letter-kerning="false" style:font-name-complex="F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language="es" fo:country="AR" officeooo:rsid="0022525c" officeooo:paragraph-rsid="0022525c" style:letter-kerning="false" style:font-name-complex="F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Calibri" fo:language="es" fo:country="AR" officeooo:rsid="0022525c" officeooo:paragraph-rsid="001bc9aa" style:letter-kerning="false" style:font-name-complex="F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Calibri" fo:language="es" fo:country="AR" officeooo:rsid="0022525c" officeooo:paragraph-rsid="0022525c" style:letter-kerning="false" style:font-name-complex="F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0.5pt" fo:language="es" fo:country="AR" officeooo:rsid="001b58ff" officeooo:paragraph-rsid="001b58ff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Calibri" fo:font-size="10.5pt" fo:language="es" fo:country="AR" officeooo:rsid="001bc9aa" officeooo:paragraph-rsid="001bc9aa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Calibri" fo:font-size="10.5pt" fo:language="es" fo:country="AR" officeooo:rsid="001bc9aa" officeooo:paragraph-rsid="0022525c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0.5pt" fo:language="es" fo:country="AR" officeooo:rsid="001bc9aa" officeooo:paragraph-rsid="001bc9aa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0.5pt" fo:language="es" fo:country="AR" officeooo:rsid="001d4240" officeooo:paragraph-rsid="001d4240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0.5pt" fo:language="es" fo:country="AR" officeooo:rsid="001d4240" officeooo:paragraph-rsid="001ea091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0.5pt" fo:language="es" fo:country="AR" officeooo:rsid="001d4240" officeooo:paragraph-rsid="001fc3eb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0.5pt" fo:language="es" fo:country="AR" officeooo:rsid="001d4240" officeooo:paragraph-rsid="00219934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0.5pt" fo:language="es" fo:country="AR" officeooo:rsid="00219934" officeooo:paragraph-rsid="00219934" style:letter-kerning="false" style:font-name-asian="F" style:font-size-asian="10.5pt" style:language-asian="es" style:country-asian="AR" style:font-name-complex="F" style:font-size-complex="10.5pt" style:language-complex="ar" style:country-complex="SA"/>
    </style:style>
    <style:style style:name="P63" style:family="paragraph" style:parent-style-name="Text_20_body" style:master-page-name="Standard">
      <style:paragraph-properties style:page-number="auto"/>
    </style:style>
    <style:style style:name="P64" style:family="paragraph" style:parent-style-name="Text_20_body" style:master-page-name="Standard">
      <style:paragraph-properties style:page-number="auto"/>
      <style:text-properties officeooo:paragraph-rsid="001bc9aa"/>
    </style:style>
    <style:style style:name="P65" style:family="paragraph" style:parent-style-name="Text_20_body" style:master-page-name="Standard">
      <style:paragraph-properties style:page-number="auto"/>
      <style:text-properties officeooo:paragraph-rsid="001bc9aa"/>
    </style:style>
    <style:style style:name="P66" style:family="paragraph" style:parent-style-name="Text_20_body" style:master-page-name="Standard">
      <style:paragraph-properties fo:text-align="start" style:justify-single-word="false" style:page-number="auto"/>
      <style:text-properties officeooo:paragraph-rsid="001cd53a"/>
    </style:style>
    <style:style style:name="P67" style:family="paragraph" style:parent-style-name="Text_20_body" style:master-page-name="Standard">
      <style:paragraph-properties fo:text-align="start" style:justify-single-word="false" style:page-number="auto"/>
      <style:text-properties officeooo:paragraph-rsid="001ea091"/>
    </style:style>
    <style:style style:name="P68" style:family="paragraph" style:parent-style-name="Text_20_body" style:master-page-name="Standard">
      <style:paragraph-properties fo:text-align="start" style:justify-single-word="false" style:page-number="auto"/>
      <style:text-properties officeooo:paragraph-rsid="001fc3eb"/>
    </style:style>
    <style:style style:name="P69" style:family="paragraph" style:parent-style-name="Text_20_body" style:master-page-name="Standard">
      <style:paragraph-properties fo:text-align="start" style:justify-single-word="false" style:page-number="auto"/>
      <style:text-properties officeooo:paragraph-rsid="00219934"/>
    </style:style>
    <style:style style:name="P70" style:family="paragraph" style:parent-style-name="Text_20_body" style:master-page-name="Standard">
      <style:paragraph-properties style:page-number="auto"/>
      <style:text-properties officeooo:paragraph-rsid="0022525c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P72" style:family="paragraph">
      <loext:graphic-properties draw:fill="solid" draw:fill-color="#000000"/>
      <style:paragraph-properties fo:text-align="start"/>
      <style:text-properties fo:font-size="18pt"/>
    </style:style>
    <style:style style:name="P7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58ff"/>
    </style:style>
    <style:style style:name="T3" style:family="text">
      <style:text-properties fo:font-size="10.5pt" officeooo:rsid="001b58ff" style:font-name-asian="F" style:font-size-asian="10.5pt" style:language-asian="es" style:country-asian="AR" style:font-size-complex="10.5pt"/>
    </style:style>
    <style:style style:name="T4" style:family="text">
      <style:text-properties fo:font-size="10.5pt" officeooo:rsid="001bc9aa" style:font-name-asian="F" style:font-size-asian="10.5pt" style:language-asian="es" style:country-asian="AR" style:font-size-complex="10.5pt"/>
    </style:style>
    <style:style style:name="T5" style:family="text">
      <style:text-properties fo:font-size="10.5pt" officeooo:rsid="001cd53a" style:font-name-asian="F" style:font-size-asian="10.5pt" style:language-asian="es" style:country-asian="AR" style:font-size-complex="10.5pt"/>
    </style:style>
    <style:style style:name="T6" style:family="text">
      <style:text-properties fo:font-size="10.5pt" style:font-name-asian="F" style:font-size-asian="10.5pt" style:language-asian="es" style:country-asian="AR" style:font-size-complex="10.5pt"/>
    </style:style>
    <style:style style:name="T7" style:family="text">
      <style:text-properties fo:font-size="10.5pt" officeooo:rsid="001d4240" style:font-name-asian="F" style:font-size-asian="10.5pt" style:language-asian="es" style:country-asian="AR" style:font-size-complex="10.5pt"/>
    </style:style>
    <style:style style:name="T8" style:family="text">
      <style:text-properties fo:font-size="10.5pt" officeooo:rsid="001ea091" style:font-name-asian="F" style:font-size-asian="10.5pt" style:language-asian="es" style:country-asian="AR" style:font-size-complex="10.5pt"/>
    </style:style>
    <style:style style:name="T9" style:family="text">
      <style:text-properties fo:font-size="10.5pt" officeooo:rsid="001fc3eb" style:font-name-asian="F" style:font-size-asian="10.5pt" style:language-asian="es" style:country-asian="AR" style:font-size-complex="10.5pt"/>
    </style:style>
    <style:style style:name="T10" style:family="text">
      <style:text-properties fo:font-size="10.5pt" officeooo:rsid="00219934" style:font-name-asian="F" style:font-size-asian="10.5pt" style:language-asian="es" style:country-asian="AR" style:font-size-complex="10.5pt"/>
    </style:style>
    <style:style style:name="T11" style:family="text">
      <style:text-properties fo:font-size="10.5pt" officeooo:rsid="0022525c" style:font-name-asian="F" style:font-size-asian="10.5pt" style:language-asian="es" style:country-asian="AR" style:font-size-complex="10.5pt"/>
    </style:style>
    <style:style style:name="T12" style:family="text">
      <style:text-properties fo:font-size="10.5pt" officeooo:rsid="0022f617" style:font-name-asian="F" style:font-size-asian="10.5pt" style:language-asian="es" style:country-asian="AR" style:font-size-complex="10.5pt"/>
    </style:style>
    <style:style style:name="T13" style:family="text">
      <style:text-properties officeooo:rsid="001bc9aa"/>
    </style:style>
    <style:style style:name="T14" style:family="text">
      <style:text-properties officeooo:rsid="001cd53a"/>
    </style:style>
    <style:style style:name="T15" style:family="text">
      <style:text-properties officeooo:rsid="001d4240"/>
    </style:style>
    <style:style style:name="T16" style:family="text">
      <style:text-properties officeooo:rsid="001ea091"/>
    </style:style>
    <style:style style:name="T17" style:family="text">
      <style:text-properties officeooo:rsid="001fc3eb"/>
    </style:style>
    <style:style style:name="T18" style:family="text">
      <style:text-properties officeooo:rsid="00219934"/>
    </style:style>
    <style:style style:name="T19" style:family="text">
      <style:text-properties officeooo:rsid="0022525c"/>
    </style:style>
    <style:style style:name="gr1" style:family="graphic">
      <style:graphic-properties draw:stroke="solid" svg:stroke-width="0.028in" svg:stroke-color="#000000" svg:stroke-linecap="butt" draw:fill="none" draw:textarea-vertical-align="top" draw:auto-grow-height="false" fo:min-height="0in" fo:min-width="0in" fo:padding-top="0.0492in" fo:padding-bottom="0.0492in" fo:padding-left="0.0984in" fo:padding-right="0.0984in" fo:wrap-option="wrap" fo:margin-left="0in" fo:margin-right="0.0209in" fo:margin-top="0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8in" svg:stroke-color="#000000" svg:stroke-linecap="butt" draw:fill="solid" draw:fill-color="#000000" draw:textarea-vertical-align="top" draw:auto-grow-height="false" fo:min-height="0in" fo:min-width="0in" fo:padding-top="0.0492in" fo:padding-bottom="0.0492in" fo:padding-left="0.0984in" fo:padding-right="0.0984in" fo:wrap-option="wrap" fo:margin-left="0in" fo:margin-right="0.0209in" fo:margin-top="0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draw:stroke="solid" svg:stroke-width="0.028in" svg:stroke-color="#000000" svg:stroke-linecap="butt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 fo:margin-left="0in" fo:margin-right="0.0209in" fo:margin-top="0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4" office:value-type="string">
            <text:p text:style-name="P39">Nombre del Use Case: <text:span text:style-name="T2">Registrar turn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9">Nº de orden: UC-999</text:p>
          </table:table-cell>
        </table:table-row>
        <table:table-row table:style-name="Table1.1">
          <table:table-cell table:style-name="Table1.A1" table:number-columns-spanned="2" office:value-type="string">
            <text:p text:style-name="P39"><draw:custom-shape text:anchor-type="paragraph" draw:z-index="5" draw:name="1 Redondear rectángulo de esquina sencilla" draw:style-name="gr1" draw:text-style-name="P71" svg:width="0.1043in" svg:height="0.0697in" svg:x="1.3917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Prioridad <text:s text:c="29"/>Alta</text:p>
          </table:table-cell>
          <table:covered-table-cell/>
          <table:table-cell table:style-name="Table1.A1" table:number-columns-spanned="2" office:value-type="string">
            <text:p text:style-name="P39"><draw:custom-shape text:anchor-type="paragraph" draw:z-index="0" draw:name="60 Redondear rectángulo de esquina sencilla" draw:style-name="gr2" draw:text-style-name="P72" svg:width="0.1043in" svg:height="0.0697in" svg:x="0.2063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1.A1" office:value-type="string">
            <text:p text:style-name="P39"><draw:custom-shape text:anchor-type="paragraph" draw:z-index="1" draw:name="62 Redondear rectángulo de esquina sencilla" draw:style-name="gr3" draw:text-style-name="P73" svg:width="0.1043in" svg:height="0.0697in" svg:x="0.0535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1.1">
          <table:table-cell table:style-name="Table1.A1" table:number-columns-spanned="2" office:value-type="string">
            <text:p text:style-name="P39"><draw:custom-shape text:anchor-type="paragraph" draw:z-index="2" draw:name="63 Redondear rectángulo de esquina sencilla" draw:style-name="gr3" draw:text-style-name="P73" svg:width="0.1043in" svg:height="0.0697in" svg:x="1.3917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Complejidad <text:s text:c="23"/>Alta</text:p>
          </table:table-cell>
          <table:covered-table-cell/>
          <table:table-cell table:style-name="Table1.A1" table:number-columns-spanned="2" office:value-type="string">
            <text:p text:style-name="P39"><draw:custom-shape text:anchor-type="paragraph" draw:z-index="3" draw:name="65 Redondear rectángulo de esquina sencilla" draw:style-name="gr1" draw:text-style-name="P71" svg:width="0.1043in" svg:height="0.0697in" svg:x="0.2063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1.A1" office:value-type="string">
            <text:p text:style-name="P39"><draw:custom-shape text:anchor-type="paragraph" draw:z-index="4" draw:name="66 Redondear rectángulo de esquina sencilla" draw:style-name="gr2" draw:text-style-name="P72" svg:width="0.1043in" svg:height="0.0697in" svg:x="0.0535in" svg:y="0.0366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1.1">
          <table:table-cell table:style-name="Table1.A1" table:number-columns-spanned="3" office:value-type="string">
            <text:p text:style-name="P39">Actor principal: <text:span text:style-name="T2">Encargado de recepcion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39">Actor secundario:-</text:p>
          </table:table-cell>
          <table:covered-table-cell/>
        </table:table-row>
        <table:table-row table:style-name="Table1.5">
          <table:table-cell table:style-name="Table1.A1" table:number-columns-spanned="5" office:value-type="string">
            <text:p text:style-name="P39"><draw:custom-shape text:anchor-type="paragraph" draw:z-index="7" draw:name="68 Redondear rectángulo de esquina sencilla" draw:style-name="gr1" draw:text-style-name="P71" svg:width="0.1043in" svg:height="0.0807in" svg:x="4.2374in" svg:y="0.0543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draw:custom-shape text:anchor-type="paragraph" draw:z-index="6" draw:name="150 Redondear rectángulo de esquina sencilla" draw:style-name="gr2" draw:text-style-name="P72" svg:width="0.1043in" svg:height="0.0697in" svg:x="2.8083in" svg:y="0.061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Tipo de Use Case <text:s text:c="17"/>Concreto <text:s text:c="14"/>Abstract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9">Objetivo: <text:span text:style-name="T2">Registra un turno para el cli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9">Precondiciones: - <text:span text:style-name="T2">El cliente debe pertenecer a una compania de seguros asociad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rows-spanned="2" office:value-type="string">
            <text:p text:style-name="P39">Post- condiciones</text:p>
          </table:table-cell>
          <table:table-cell table:style-name="Table1.A1" table:number-columns-spanned="4" office:value-type="string">
            <text:p text:style-name="P31">Éxito: <text:span text:style-name="T2">Se registra un turno</text:span></text:p>
          </table:table-cell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A1" table:number-columns-spanned="4" office:value-type="string">
            <text:p text:style-name="P31">Fracaso: <text:span text:style-name="T3">No se registra un turno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3" office:value-type="string">
            <text:p text:style-name="P39">Curso Normal</text:p>
          </table:table-cell>
          <table:covered-table-cell/>
          <table:covered-table-cell/>
          <table:table-cell table:style-name="Table1.A1" table:number-columns-spanned="2" office:value-type="string">
            <text:p text:style-name="P39">Curso Alternativo</text:p>
          </table:table-cell>
          <table:covered-table-cell/>
        </table:table-row>
        <table:table-row table:style-name="Table1.11">
          <table:table-cell table:style-name="Table1.A1" table:number-columns-spanned="3" office:value-type="string">
            <text:p text:style-name="P1"/>
            <text:p text:style-name="P4">1. El UC comienza cuando el recepcionista selecciona la opcion de “Registrar turno”.</text:p>
            <text:p text:style-name="P4"/>
            <text:p text:style-name="P4">2. El sistema solicita que el recepcionista ingrese el cliente</text:p>
            <text:p text:style-name="P4"/>
            <text:p text:style-name="P4">3. El sistema busca al cliente y devuelve sus datos.</text:p>
            <text:p text:style-name="P4"/>
            <text:p text:style-name="P4">4. <text:s/><text:span text:style-name="T13">El sistema solicida que el recepcionista ingrese la fecha, hora y el problema del </text:span><text:span text:style-name="T4">vehiculo,</text:span></text:p>
            <text:p text:style-name="P4"><text:span text:style-name="T4"/></text:p>
            <text:p text:style-name="P10">5. El sistema busca disponibilidad de la especializacion en el horario solicitado y lo devuelve.</text:p>
            <text:p text:style-name="P10"/>
            <text:p text:style-name="P10">6. El recepcionista agenda el horario disponible acordado con el cliente.</text:p>
            <text:p text:style-name="P10"/>
            <text:p text:style-name="P10">7. El sistema genera el ticket</text:p>
            <text:p text:style-name="P5"/>
          </table:table-cell>
          <table:covered-table-cell/>
          <table:covered-table-cell/>
          <table:table-cell table:style-name="Table1.A1" table:number-columns-spanned="2" office:value-type="string">
            <text:p text:style-name="P39"/>
            <text:p text:style-name="P46"/>
            <text:p text:style-name="P46"/>
            <text:p text:style-name="P39"/>
            <text:p text:style-name="P39"/>
            <text:p text:style-name="P39"/>
            <text:p text:style-name="P39"/>
            <text:p text:style-name="P54">3.1 El sistema busca al cliente, pero no encuentra sus datos.</text:p>
            <text:p text:style-name="P57">3.2 Se pide al usuario sus datos</text:p>
            <text:p text:style-name="P57">3.3 Se registra al usuario como cliente en el sistema</text:p>
            <text:p text:style-name="P57"/>
            <text:p text:style-name="P57">5.1 El sistema busca disponibilidad en el horario solicitado y no encuentra horario.</text:p>
            <text:p text:style-name="P57"/>
            <text:p text:style-name="P57">6.1 El cliente no esta conforme.</text:p>
            <text:p text:style-name="P57">6.2 Se cancela UC</text:p>
          </table:table-cell>
          <table:covered-table-cell/>
        </table:table-row>
        <table:table-row table:style-name="Table1.1">
          <table:table-cell table:style-name="Table1.A1" table:number-columns-spanned="5" office:value-type="string">
            <text:p text:style-name="P40">Asociaciones de extensión: <text:span text:style-name="T4">Registrar cli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9">Asociaciones de inclusión: <text:span text:style-name="T4">Revisar agenda – Verificar Cli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9">Use case donde se incluye: no aplic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40">Use case al que extiende: no aplica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table:number-columns-spanned="5" office:value-type="string">
            <text:p text:style-name="P39">Use case de generalización: no aplic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4" office:value-type="string">
            <text:p text:style-name="P40">Nombre del Use Case: <text:span text:style-name="T14">Registrar entrega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40">Nº de orden: UC-999</text:p>
          </table:table-cell>
        </table:table-row>
        <table:table-row table:style-name="Table2.1">
          <table:table-cell table:style-name="Table2.A1" table:number-columns-spanned="2" office:value-type="string">
            <text:p text:style-name="P40"><draw:custom-shape text:anchor-type="paragraph" draw:z-index="13" draw:name="1 Redondear rectángulo de esquina sencilla_0" draw:style-name="gr1" draw:text-style-name="P71" svg:width="0.1043in" svg:height="0.0697in" svg:x="1.3917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Prioridad <text:s text:c="29"/>Alta</text:p>
          </table:table-cell>
          <table:covered-table-cell/>
          <table:table-cell table:style-name="Table2.A1" table:number-columns-spanned="2" office:value-type="string">
            <text:p text:style-name="P40"><draw:custom-shape text:anchor-type="paragraph" draw:z-index="8" draw:name="60 Redondear rectángulo de esquina sencilla_0" draw:style-name="gr2" draw:text-style-name="P72" svg:width="0.1043in" svg:height="0.0697in" svg:x="0.2063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2.A1" office:value-type="string">
            <text:p text:style-name="P40"><draw:custom-shape text:anchor-type="paragraph" draw:z-index="9" draw:name="62 Redondear rectángulo de esquina sencilla_0" draw:style-name="gr3" draw:text-style-name="P73" svg:width="0.1043in" svg:height="0.0697in" svg:x="0.0535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2.1">
          <table:table-cell table:style-name="Table2.A1" table:number-columns-spanned="2" office:value-type="string">
            <text:p text:style-name="P40"><draw:custom-shape text:anchor-type="paragraph" draw:z-index="10" draw:name="63 Redondear rectángulo de esquina sencilla_0" draw:style-name="gr3" draw:text-style-name="P73" svg:width="0.1043in" svg:height="0.0697in" svg:x="1.3917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Complejidad <text:s text:c="23"/>Alta</text:p>
          </table:table-cell>
          <table:covered-table-cell/>
          <table:table-cell table:style-name="Table2.A1" table:number-columns-spanned="2" office:value-type="string">
            <text:p text:style-name="P40"><draw:custom-shape text:anchor-type="paragraph" draw:z-index="11" draw:name="65 Redondear rectángulo de esquina sencilla_0" draw:style-name="gr1" draw:text-style-name="P71" svg:width="0.1043in" svg:height="0.0697in" svg:x="0.2063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2.A1" office:value-type="string">
            <text:p text:style-name="P40"><draw:custom-shape text:anchor-type="paragraph" draw:z-index="12" draw:name="66 Redondear rectángulo de esquina sencilla_0" draw:style-name="gr2" draw:text-style-name="P72" svg:width="0.1043in" svg:height="0.0697in" svg:x="0.0535in" svg:y="0.0366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2.1">
          <table:table-cell table:style-name="Table2.A1" table:number-columns-spanned="3" office:value-type="string">
            <text:p text:style-name="P40">Actor principal: <text:span text:style-name="T14">Encargado de recepc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40">Actor secundario:-</text:p>
          </table:table-cell>
          <table:covered-table-cell/>
        </table:table-row>
        <table:table-row table:style-name="Table2.5">
          <table:table-cell table:style-name="Table2.A1" table:number-columns-spanned="5" office:value-type="string">
            <text:p text:style-name="P40"><draw:custom-shape text:anchor-type="paragraph" draw:z-index="14" draw:name="150 Redondear rectángulo de esquina sencilla_0" draw:style-name="gr2" draw:text-style-name="P72" svg:width="0.1043in" svg:height="0.0697in" svg:x="2.8083in" svg:y="0.061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draw:custom-shape text:anchor-type="paragraph" draw:z-index="15" draw:name="68 Redondear rectángulo de esquina sencilla_0" draw:style-name="gr1" draw:text-style-name="P71" svg:width="0.1043in" svg:height="0.0807in" svg:x="4.2374in" svg:y="0.0543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Tipo de Use Case <text:s text:c="17"/>Concreto <text:s text:c="14"/>Abstracto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40">Objetivo: <text:span text:style-name="T14">Registrar la entrega del vehicul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40">Precondiciones: - <text:span text:style-name="T14">El cliente debe disponer de un turn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table:number-rows-spanned="2" office:value-type="string">
            <text:p text:style-name="P40">Post- condiciones</text:p>
          </table:table-cell>
          <table:table-cell table:style-name="Table2.A1" table:number-columns-spanned="4" office:value-type="string">
            <text:p text:style-name="P32">Éxito: <text:span text:style-name="T14">Se </text:span><text:span text:style-name="T5">registra el vehiculo y la ficha mecanica</text:span></text:p>
          </table:table-cell>
          <table:covered-table-cell/>
          <table:covered-table-cell/>
          <table:covered-table-cell/>
        </table:table-row>
        <table:table-row table:style-name="Table2.9">
          <table:covered-table-cell/>
          <table:table-cell table:style-name="Table2.A1" table:number-columns-spanned="4" office:value-type="string">
            <text:p text:style-name="P32">Fracaso: <text:span text:style-name="T14">No se registra el vehiculo</text:span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" table:number-columns-spanned="3" office:value-type="string">
            <text:p text:style-name="P40">Curso Normal</text:p>
          </table:table-cell>
          <table:covered-table-cell/>
          <table:covered-table-cell/>
          <table:table-cell table:style-name="Table2.A1" table:number-columns-spanned="2" office:value-type="string">
            <text:p text:style-name="P40">Curso Alternativo</text:p>
          </table:table-cell>
          <table:covered-table-cell/>
        </table:table-row>
        <table:table-row table:style-name="Table2.11">
          <table:table-cell table:style-name="Table2.A1" table:number-columns-spanned="3" office:value-type="string">
            <text:p text:style-name="P11"/>
            <text:p text:style-name="P11">1. El UC comienza cuando el recepcionista ingresa la opcion “registrar entrega de vehiculo”.</text:p>
            <text:p text:style-name="P11"/>
            <text:p text:style-name="P11">2. El sistema le solicita el turno.</text:p>
            <text:p text:style-name="P11"/>
            <text:p text:style-name="P11">3. El sistema verifica el turno <text:span text:style-name="T15">el cual existe</text:span> y <text:span text:style-name="T15">toma la</text:span> asistencia.</text:p>
            <text:p text:style-name="P11"/>
            <text:p text:style-name="P11">4. <text:s/>Se ingresa el vehiculo</text:p>
            <text:p text:style-name="P11"/>
            <text:p text:style-name="P11">5. <text:span text:style-name="T6">El sistema</text:span> genera la ficha mecanica.</text:p>
            <text:p text:style-name="P11"/>
          </table:table-cell>
          <table:covered-table-cell/>
          <table:covered-table-cell/>
          <table:table-cell table:style-name="Table2.A1" table:number-columns-spanned="2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48">3.1 El sistema no verifica el turno <text:span text:style-name="T15">y no existe</text:span>.</text:p>
            <text:p text:style-name="P48"/>
            <text:p text:style-name="P48">3.2 Se cancela el UC</text:p>
            <text:p text:style-name="P41"><text:s/></text:p>
            <text:p text:style-name="P41"><text:span text:style-name="T14">4.2 Si es la primera vez que ingresa el vehiculo, se registran los datos.</text:span></text:p>
            <text:p text:style-name="P40"/>
            <text:p text:style-name="P40"/>
            <text:p text:style-name="P55"/>
          </table:table-cell>
          <table:covered-table-cell/>
        </table:table-row>
        <table:table-row table:style-name="Table2.1">
          <table:table-cell table:style-name="Table2.A1" table:number-columns-spanned="5" office:value-type="string">
            <text:p text:style-name="P40">Asociaciones de exten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40">Asociaciones de inclusión:<text:span text:style-name="T4"> </text:span><text:span text:style-name="T5">Verificar turno – Generar ficha mecan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40">Use case donde se incluye: no aplica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40">Use case al que extiende: no aplica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" table:number-columns-spanned="5" office:value-type="string">
            <text:p text:style-name="P40">Use case de generalización: no aplica</text:p>
          </table:table-cell>
          <table:covered-table-cell/>
          <table:covered-table-cell/>
          <table:covered-table-cell/>
          <table:covered-table-cell/>
        </table:table-row>
      </table:table>
      <text:p text:style-name="P29"/>
      <text:p text:style-name="P29"/>
      <text:p text:style-name="P29"/>
      <text:p text:style-name="P29"/>
      <text:p text:style-name="P29"/>
      <text:p text:style-name="P6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4" office:value-type="string">
            <text:p text:style-name="P41">Nombre del Use Case: <text:span text:style-name="T15">Registrar trabajos realizados</text:span></text:p>
          </table:table-cell>
          <table:covered-table-cell/>
          <table:covered-table-cell/>
          <table:covered-table-cell/>
          <table:table-cell table:style-name="Table9.A1" office:value-type="string">
            <text:p text:style-name="P41">Nº de orden: UC-999</text:p>
          </table:table-cell>
        </table:table-row>
        <table:table-row table:style-name="Table9.1">
          <table:table-cell table:style-name="Table9.A1" table:number-columns-spanned="2" office:value-type="string">
            <text:p text:style-name="P41"><draw:custom-shape text:anchor-type="paragraph" draw:z-index="29" draw:name="1 Redondear rectángulo de esquina sencilla_7" draw:style-name="gr1" draw:text-style-name="P71" svg:width="0.1043in" svg:height="0.0697in" svg:x="1.3917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Prioridad <text:s text:c="29"/>Alta</text:p>
          </table:table-cell>
          <table:covered-table-cell/>
          <table:table-cell table:style-name="Table9.A1" table:number-columns-spanned="2" office:value-type="string">
            <text:p text:style-name="P41"><draw:custom-shape text:anchor-type="paragraph" draw:z-index="24" draw:name="60 Redondear rectángulo de esquina sencilla_7" draw:style-name="gr2" draw:text-style-name="P72" svg:width="0.1043in" svg:height="0.0697in" svg:x="0.2063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9.A1" office:value-type="string">
            <text:p text:style-name="P41"><draw:custom-shape text:anchor-type="paragraph" draw:z-index="25" draw:name="62 Redondear rectángulo de esquina sencilla_7" draw:style-name="gr3" draw:text-style-name="P73" svg:width="0.1043in" svg:height="0.0697in" svg:x="0.0535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9.1">
          <table:table-cell table:style-name="Table9.A1" table:number-columns-spanned="2" office:value-type="string">
            <text:p text:style-name="P41"><draw:custom-shape text:anchor-type="paragraph" draw:z-index="26" draw:name="63 Redondear rectángulo de esquina sencilla_7" draw:style-name="gr3" draw:text-style-name="P73" svg:width="0.1043in" svg:height="0.0697in" svg:x="1.3917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Complejidad <text:s text:c="23"/>Alta</text:p>
          </table:table-cell>
          <table:covered-table-cell/>
          <table:table-cell table:style-name="Table9.A1" table:number-columns-spanned="2" office:value-type="string">
            <text:p text:style-name="P41"><draw:custom-shape text:anchor-type="paragraph" draw:z-index="27" draw:name="65 Redondear rectángulo de esquina sencilla_7" draw:style-name="gr1" draw:text-style-name="P71" svg:width="0.1043in" svg:height="0.0697in" svg:x="0.2063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9.A1" office:value-type="string">
            <text:p text:style-name="P41"><draw:custom-shape text:anchor-type="paragraph" draw:z-index="28" draw:name="66 Redondear rectángulo de esquina sencilla_7" draw:style-name="gr2" draw:text-style-name="P72" svg:width="0.1043in" svg:height="0.0697in" svg:x="0.0535in" svg:y="0.0366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9.1">
          <table:table-cell table:style-name="Table9.A1" table:number-columns-spanned="3" office:value-type="string">
            <text:p text:style-name="P41">Actor principal: <text:span text:style-name="T15">Encargado del taller</text:span></text:p>
          </table:table-cell>
          <table:covered-table-cell/>
          <table:covered-table-cell/>
          <table:table-cell table:style-name="Table9.A1" table:number-columns-spanned="2" office:value-type="string">
            <text:p text:style-name="P41">Actor secundario:-</text:p>
          </table:table-cell>
          <table:covered-table-cell/>
        </table:table-row>
        <table:table-row table:style-name="Table9.5">
          <table:table-cell table:style-name="Table9.A1" table:number-columns-spanned="5" office:value-type="string">
            <text:p text:style-name="P41"><draw:custom-shape text:anchor-type="paragraph" draw:z-index="30" draw:name="150 Redondear rectángulo de esquina sencilla_7" draw:style-name="gr2" draw:text-style-name="P72" svg:width="0.1043in" svg:height="0.0697in" svg:x="2.8083in" svg:y="0.061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draw:custom-shape text:anchor-type="paragraph" draw:z-index="31" draw:name="68 Redondear rectángulo de esquina sencilla_7" draw:style-name="gr1" draw:text-style-name="P71" svg:width="0.1043in" svg:height="0.0807in" svg:x="4.2374in" svg:y="0.0543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Tipo de Use Case <text:s text:c="17"/>Concreto <text:s text:c="14"/>Abstracto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5" office:value-type="string">
            <text:p text:style-name="P41">Objetivo: <text:span text:style-name="T15">Registrar los trabajos realizados sobre el vehicul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5" office:value-type="string">
            <text:p text:style-name="P41">Precondiciones: -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8" table:number-rows-spanned="2" office:value-type="string">
            <text:p text:style-name="P41">Post- condiciones</text:p>
          </table:table-cell>
          <table:table-cell table:style-name="Table9.A1" table:number-columns-spanned="4" office:value-type="string">
            <text:p text:style-name="P33">Éxito: <text:span text:style-name="T7">S</text:span><text:span text:style-name="T15">e registran datos</text:span></text:p>
          </table:table-cell>
          <table:covered-table-cell/>
          <table:covered-table-cell/>
          <table:covered-table-cell/>
        </table:table-row>
        <table:table-row table:style-name="Table9.9">
          <table:covered-table-cell/>
          <table:table-cell table:style-name="Table9.A1" table:number-columns-spanned="4" office:value-type="string">
            <text:p text:style-name="P34">Fracaso: <text:span text:style-name="T15">No </text:span><text:span text:style-name="T7">s</text:span><text:span text:style-name="T15">e registran datos</text:span> </text:p>
          </table:table-cell>
          <table:covered-table-cell/>
          <table:covered-table-cell/>
          <table:covered-table-cell/>
        </table:table-row>
        <table:table-row table:style-name="Table9.10">
          <table:table-cell table:style-name="Table9.A1" table:number-columns-spanned="3" office:value-type="string">
            <text:p text:style-name="P41">Curso Normal</text:p>
          </table:table-cell>
          <table:covered-table-cell/>
          <table:covered-table-cell/>
          <table:table-cell table:style-name="Table9.A1" table:number-columns-spanned="2" office:value-type="string">
            <text:p text:style-name="P41">Curso Alternativo</text:p>
          </table:table-cell>
          <table:covered-table-cell/>
        </table:table-row>
        <table:table-row table:style-name="Table9.11">
          <table:table-cell table:style-name="Table9.A1" table:number-columns-spanned="3" office:value-type="string">
            <text:p text:style-name="P6"/>
            <text:p text:style-name="P12">1. El UC comienza cuando el <text:span text:style-name="T7">encargado de taller</text:span> ingresa la opcion “<text:span text:style-name="T7">registrar trabajo realizado</text:span>”.</text:p>
            <text:p text:style-name="P12"/>
            <text:p text:style-name="P16">2. El sistema solicita el vehiculo y <text:span text:style-name="T6">los trabajos realizados sobre el mismo.</text:span></text:p>
            <text:p text:style-name="P16"><text:span text:style-name="T6"/></text:p>
            <text:p text:style-name="P16"><text:span text:style-name="T6">3. </text:span><text:span text:style-name="T8">Fin del UC.</text:span></text:p>
            <text:p text:style-name="P16"/>
          </table:table-cell>
          <table:covered-table-cell/>
          <table:covered-table-cell/>
          <table:table-cell table:style-name="Table9.A1" table:number-columns-spanned="2" office:value-type="string">
            <text:p text:style-name="P41"/>
            <text:p text:style-name="P41"/>
            <text:p text:style-name="P41"/>
            <text:p text:style-name="P41"/>
            <text:p text:style-name="P58">2.1. El vehiculo ingresado no existe</text:p>
            <text:p text:style-name="P58">2.2 Se cancela UC</text:p>
          </table:table-cell>
          <table:covered-table-cell/>
        </table:table-row>
        <table:table-row table:style-name="Table9.1">
          <table:table-cell table:style-name="Table9.A1" table:number-columns-spanned="5" office:value-type="string">
            <text:p text:style-name="P41">Asociaciones de exten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5" office:value-type="string">
            <text:p text:style-name="P41">Asociaciones de inclu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5" office:value-type="string">
            <text:p text:style-name="P41">Use case donde se incluye: no aplica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5" office:value-type="string">
            <text:p text:style-name="P41">Use case al que extiende: no aplica</text:p>
          </table:table-cell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" table:number-columns-spanned="5" office:value-type="string">
            <text:p text:style-name="P41">Use case de generalización: no aplica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  <text:p text:style-name="P25"/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4" office:value-type="string">
            <text:p text:style-name="P42">Nombre del Use Case: <text:span text:style-name="T15">Registrar </text:span><text:span text:style-name="T8">insumos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P42">Nº de orden: UC-999</text:p>
          </table:table-cell>
        </table:table-row>
        <table:table-row table:style-name="Table3.1">
          <table:table-cell table:style-name="Table3.A1" table:number-columns-spanned="2" office:value-type="string">
            <text:p text:style-name="P42"><draw:custom-shape text:anchor-type="paragraph" draw:z-index="37" draw:name="1 Redondear rectángulo de esquina sencilla_1" draw:style-name="gr1" draw:text-style-name="P71" svg:width="0.1043in" svg:height="0.0697in" svg:x="1.3917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Prioridad <text:s text:c="29"/>Alta</text:p>
          </table:table-cell>
          <table:covered-table-cell/>
          <table:table-cell table:style-name="Table3.A1" table:number-columns-spanned="2" office:value-type="string">
            <text:p text:style-name="P42"><draw:custom-shape text:anchor-type="paragraph" draw:z-index="32" draw:name="60 Redondear rectángulo de esquina sencilla_1" draw:style-name="gr2" draw:text-style-name="P72" svg:width="0.1043in" svg:height="0.0697in" svg:x="0.2063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3.A1" office:value-type="string">
            <text:p text:style-name="P42"><draw:custom-shape text:anchor-type="paragraph" draw:z-index="33" draw:name="62 Redondear rectángulo de esquina sencilla_1" draw:style-name="gr3" draw:text-style-name="P73" svg:width="0.1043in" svg:height="0.0697in" svg:x="0.0535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3.1">
          <table:table-cell table:style-name="Table3.A1" table:number-columns-spanned="2" office:value-type="string">
            <text:p text:style-name="P42"><draw:custom-shape text:anchor-type="paragraph" draw:z-index="34" draw:name="63 Redondear rectángulo de esquina sencilla_1" draw:style-name="gr3" draw:text-style-name="P73" svg:width="0.1043in" svg:height="0.0697in" svg:x="1.3917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Complejidad <text:s text:c="23"/>Alta</text:p>
          </table:table-cell>
          <table:covered-table-cell/>
          <table:table-cell table:style-name="Table3.A1" table:number-columns-spanned="2" office:value-type="string">
            <text:p text:style-name="P42"><draw:custom-shape text:anchor-type="paragraph" draw:z-index="35" draw:name="65 Redondear rectángulo de esquina sencilla_1" draw:style-name="gr1" draw:text-style-name="P71" svg:width="0.1043in" svg:height="0.0697in" svg:x="0.2063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3.A1" office:value-type="string">
            <text:p text:style-name="P42"><draw:custom-shape text:anchor-type="paragraph" draw:z-index="36" draw:name="66 Redondear rectángulo de esquina sencilla_1" draw:style-name="gr2" draw:text-style-name="P72" svg:width="0.1043in" svg:height="0.0697in" svg:x="0.0535in" svg:y="0.0366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3.1">
          <table:table-cell table:style-name="Table3.A1" table:number-columns-spanned="3" office:value-type="string">
            <text:p text:style-name="P42">Actor principal: <text:span text:style-name="T15">Encargado del taller</text:span></text:p>
          </table:table-cell>
          <table:covered-table-cell/>
          <table:covered-table-cell/>
          <table:table-cell table:style-name="Table3.A1" table:number-columns-spanned="2" office:value-type="string">
            <text:p text:style-name="P42">Actor secundario:-</text:p>
          </table:table-cell>
          <table:covered-table-cell/>
        </table:table-row>
        <table:table-row table:style-name="Table3.5">
          <table:table-cell table:style-name="Table3.A1" table:number-columns-spanned="5" office:value-type="string">
            <text:p text:style-name="P42"><draw:custom-shape text:anchor-type="paragraph" draw:z-index="38" draw:name="150 Redondear rectángulo de esquina sencilla_1" draw:style-name="gr2" draw:text-style-name="P72" svg:width="0.1043in" svg:height="0.0697in" svg:x="2.8083in" svg:y="0.061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draw:custom-shape text:anchor-type="paragraph" draw:z-index="39" draw:name="68 Redondear rectángulo de esquina sencilla_1" draw:style-name="gr1" draw:text-style-name="P71" svg:width="0.1043in" svg:height="0.0807in" svg:x="4.2374in" svg:y="0.0543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Tipo de Use Case <text:s text:c="17"/>Concreto <text:s text:c="14"/>Abstracto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42">Objetivo: <text:span text:style-name="T15">Registrar los </text:span><text:span text:style-name="T16">insumos del trabajo realiz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42">Precondiciones: -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8" table:number-rows-spanned="2" office:value-type="string">
            <text:p text:style-name="P42">Post- condiciones</text:p>
          </table:table-cell>
          <table:table-cell table:style-name="Table3.A1" table:number-columns-spanned="4" office:value-type="string">
            <text:p text:style-name="P35">Éxito: <text:span text:style-name="T7">S</text:span><text:span text:style-name="T15">e registran datos</text:span></text:p>
          </table:table-cell>
          <table:covered-table-cell/>
          <table:covered-table-cell/>
          <table:covered-table-cell/>
        </table:table-row>
        <table:table-row table:style-name="Table3.9">
          <table:covered-table-cell/>
          <table:table-cell table:style-name="Table3.A1" table:number-columns-spanned="4" office:value-type="string">
            <text:p text:style-name="P35">Fracaso: <text:span text:style-name="T15">No </text:span><text:span text:style-name="T7">s</text:span><text:span text:style-name="T15">e registran datos</text:span> </text:p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1" table:number-columns-spanned="3" office:value-type="string">
            <text:p text:style-name="P42">Curso Normal</text:p>
          </table:table-cell>
          <table:covered-table-cell/>
          <table:covered-table-cell/>
          <table:table-cell table:style-name="Table3.A1" table:number-columns-spanned="2" office:value-type="string">
            <text:p text:style-name="P42">Curso Alternativo</text:p>
          </table:table-cell>
          <table:covered-table-cell/>
        </table:table-row>
        <table:table-row table:style-name="Table3.11">
          <table:table-cell table:style-name="Table3.A1" table:number-columns-spanned="3" office:value-type="string">
            <text:p text:style-name="P7"/>
            <text:p text:style-name="P13">1. El UC comienza cuando el <text:span text:style-name="T7">encargado de taller</text:span> ingresa la opcion “<text:span text:style-name="T7">registrar </text:span><text:span text:style-name="T8">insumos</text:span>”.</text:p>
            <text:p text:style-name="P13"/>
            <text:p text:style-name="P17">2. El sistema solicita el <text:span text:style-name="T8">trabajo </text:span>y <text:span text:style-name="T16">el insumo</text:span><text:span text:style-name="T6">.</text:span></text:p>
            <text:p text:style-name="P17"><text:span text:style-name="T6"/></text:p>
            <text:p text:style-name="P17"><text:span text:style-name="T6">3. </text:span><text:span text:style-name="T8">Fin del UC.</text:span></text:p>
            <text:p text:style-name="P17"/>
          </table:table-cell>
          <table:covered-table-cell/>
          <table:covered-table-cell/>
          <table:table-cell table:style-name="Table3.A1" table:number-columns-spanned="2" office:value-type="string">
            <text:p text:style-name="P42"/>
            <text:p text:style-name="P42"/>
            <text:p text:style-name="P42"/>
            <text:p text:style-name="P42"/>
            <text:p text:style-name="P59">2.1. El <text:span text:style-name="T16">usuario ingresa un dato incorrectamente.</text:span></text:p>
            <text:p text:style-name="P59">2.2 Se cancela UC</text:p>
          </table:table-cell>
          <table:covered-table-cell/>
        </table:table-row>
        <table:table-row table:style-name="Table3.1">
          <table:table-cell table:style-name="Table3.A1" table:number-columns-spanned="5" office:value-type="string">
            <text:p text:style-name="P42">Asociaciones de exten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42">Asociaciones de inclu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42">Use case donde se incluye: no aplica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42">Use case al que extiende: no aplica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" table:number-columns-spanned="5" office:value-type="string">
            <text:p text:style-name="P42">Use case de generalización: no aplica</text:p>
          </table:table-cell>
          <table:covered-table-cell/>
          <table:covered-table-cell/>
          <table:covered-table-cell/>
          <table:covered-table-cell/>
        </table:table-row>
      </table:table>
      <text:p text:style-name="P26"/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columns-spanned="4" office:value-type="string">
            <text:p text:style-name="P43">Nombre del Use Case: <text:span text:style-name="T9">Actualizar ficha mecanica</text:span></text:p>
          </table:table-cell>
          <table:covered-table-cell/>
          <table:covered-table-cell/>
          <table:covered-table-cell/>
          <table:table-cell table:style-name="Table10.A1" office:value-type="string">
            <text:p text:style-name="P43">Nº de orden: UC-999</text:p>
          </table:table-cell>
        </table:table-row>
        <table:table-row table:style-name="Table10.1">
          <table:table-cell table:style-name="Table10.A1" table:number-columns-spanned="2" office:value-type="string">
            <text:p text:style-name="P43"><draw:custom-shape text:anchor-type="paragraph" draw:z-index="45" draw:name="1 Redondear rectángulo de esquina sencilla_8" draw:style-name="gr1" draw:text-style-name="P71" svg:width="0.1043in" svg:height="0.0697in" svg:x="1.3917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Prioridad <text:s text:c="29"/>Alta</text:p>
          </table:table-cell>
          <table:covered-table-cell/>
          <table:table-cell table:style-name="Table10.A1" table:number-columns-spanned="2" office:value-type="string">
            <text:p text:style-name="P43"><draw:custom-shape text:anchor-type="paragraph" draw:z-index="40" draw:name="60 Redondear rectángulo de esquina sencilla_8" draw:style-name="gr2" draw:text-style-name="P72" svg:width="0.1043in" svg:height="0.0697in" svg:x="0.2063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10.A1" office:value-type="string">
            <text:p text:style-name="P43"><draw:custom-shape text:anchor-type="paragraph" draw:z-index="41" draw:name="62 Redondear rectángulo de esquina sencilla_8" draw:style-name="gr3" draw:text-style-name="P73" svg:width="0.1043in" svg:height="0.0697in" svg:x="0.0535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10.1">
          <table:table-cell table:style-name="Table10.A1" table:number-columns-spanned="2" office:value-type="string">
            <text:p text:style-name="P43"><draw:custom-shape text:anchor-type="paragraph" draw:z-index="42" draw:name="63 Redondear rectángulo de esquina sencilla_8" draw:style-name="gr3" draw:text-style-name="P73" svg:width="0.1043in" svg:height="0.0697in" svg:x="1.3917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Complejidad <text:s text:c="23"/>Alta</text:p>
          </table:table-cell>
          <table:covered-table-cell/>
          <table:table-cell table:style-name="Table10.A1" table:number-columns-spanned="2" office:value-type="string">
            <text:p text:style-name="P43"><draw:custom-shape text:anchor-type="paragraph" draw:z-index="43" draw:name="65 Redondear rectángulo de esquina sencilla_8" draw:style-name="gr1" draw:text-style-name="P71" svg:width="0.1043in" svg:height="0.0697in" svg:x="0.2063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10.A1" office:value-type="string">
            <text:p text:style-name="P43"><draw:custom-shape text:anchor-type="paragraph" draw:z-index="44" draw:name="66 Redondear rectángulo de esquina sencilla_8" draw:style-name="gr2" draw:text-style-name="P72" svg:width="0.1043in" svg:height="0.0697in" svg:x="0.0535in" svg:y="0.0366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10.1">
          <table:table-cell table:style-name="Table10.A1" table:number-columns-spanned="3" office:value-type="string">
            <text:p text:style-name="P43">Actor principal: <text:span text:style-name="T15">Encargado del taller</text:span></text:p>
          </table:table-cell>
          <table:covered-table-cell/>
          <table:covered-table-cell/>
          <table:table-cell table:style-name="Table10.A1" table:number-columns-spanned="2" office:value-type="string">
            <text:p text:style-name="P43">Actor secundario:-</text:p>
          </table:table-cell>
          <table:covered-table-cell/>
        </table:table-row>
        <table:table-row table:style-name="Table10.5">
          <table:table-cell table:style-name="Table10.A1" table:number-columns-spanned="5" office:value-type="string">
            <text:p text:style-name="P43"><draw:custom-shape text:anchor-type="paragraph" draw:z-index="46" draw:name="150 Redondear rectángulo de esquina sencilla_8" draw:style-name="gr2" draw:text-style-name="P72" svg:width="0.1043in" svg:height="0.0697in" svg:x="2.8083in" svg:y="0.061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draw:custom-shape text:anchor-type="paragraph" draw:z-index="47" draw:name="68 Redondear rectángulo de esquina sencilla_8" draw:style-name="gr1" draw:text-style-name="P71" svg:width="0.1043in" svg:height="0.0807in" svg:x="4.2374in" svg:y="0.0543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Tipo de Use Case <text:s text:c="17"/>Concreto <text:s text:c="14"/>Abstracto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5" office:value-type="string">
            <text:p text:style-name="P43">Objetivo: <text:span text:style-name="T9">Registrar informacion sobre el trabajo y los resultados del vehicul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5" office:value-type="string">
            <text:p text:style-name="P43">Precondiciones: - 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8" table:number-rows-spanned="2" office:value-type="string">
            <text:p text:style-name="P43">Post- condiciones</text:p>
          </table:table-cell>
          <table:table-cell table:style-name="Table10.A1" table:number-columns-spanned="4" office:value-type="string">
            <text:p text:style-name="P36">Éxito: <text:span text:style-name="T7">S</text:span><text:span text:style-name="T15">e registran datos</text:span></text:p>
          </table:table-cell>
          <table:covered-table-cell/>
          <table:covered-table-cell/>
          <table:covered-table-cell/>
        </table:table-row>
        <table:table-row table:style-name="Table10.9">
          <table:covered-table-cell/>
          <table:table-cell table:style-name="Table10.A1" table:number-columns-spanned="4" office:value-type="string">
            <text:p text:style-name="P36">Fracaso: <text:span text:style-name="T15">No </text:span><text:span text:style-name="T7">s</text:span><text:span text:style-name="T15">e registran datos</text:span> </text:p>
          </table:table-cell>
          <table:covered-table-cell/>
          <table:covered-table-cell/>
          <table:covered-table-cell/>
        </table:table-row>
        <table:table-row table:style-name="Table10.10">
          <table:table-cell table:style-name="Table10.A1" table:number-columns-spanned="3" office:value-type="string">
            <text:p text:style-name="P43">Curso Normal</text:p>
          </table:table-cell>
          <table:covered-table-cell/>
          <table:covered-table-cell/>
          <table:table-cell table:style-name="Table10.A1" table:number-columns-spanned="2" office:value-type="string">
            <text:p text:style-name="P43">Curso Alternativo</text:p>
          </table:table-cell>
          <table:covered-table-cell/>
        </table:table-row>
        <table:table-row table:style-name="Table10.11">
          <table:table-cell table:style-name="Table10.A1" table:number-columns-spanned="3" office:value-type="string">
            <text:p text:style-name="P8"/>
            <text:p text:style-name="P14">1. El UC comienza cuando el <text:span text:style-name="T7">encargado de taller</text:span> ingresa la opcion “<text:span text:style-name="T17">Actualizar ficha mecanica</text:span><text:span text:style-name="T9">”</text:span>.</text:p>
            <text:p text:style-name="P14"/>
            <text:p text:style-name="P18">2. El <text:span text:style-name="T9">usuario</text:span> <text:span text:style-name="T9">selecciona la ficha mecanica a actualizar.</text:span></text:p>
            <text:p text:style-name="P18"><text:span text:style-name="T9"/></text:p>
            <text:p text:style-name="P20"><text:span text:style-name="T6">3. El sistema solicita el ingreso de datos.</text:span></text:p>
            <text:p text:style-name="P20"><text:span text:style-name="T6"/></text:p>
            <text:p text:style-name="P20"><text:span text:style-name="T6">4. Se genera la constancia de conformidad del cliente.</text:span></text:p>
            <text:p text:style-name="P18"><text:span text:style-name="T6"/></text:p>
            <text:p text:style-name="P18"><text:span text:style-name="T9">5</text:span><text:span text:style-name="T6">. </text:span><text:span text:style-name="T8">Fin del UC.</text:span></text:p>
            <text:p text:style-name="P18"/>
          </table:table-cell>
          <table:covered-table-cell/>
          <table:covered-table-cell/>
          <table:table-cell table:style-name="Table10.A1" table:number-columns-spanned="2" office:value-type="string">
            <text:p text:style-name="P43"/>
            <text:p text:style-name="P43"/>
            <text:p text:style-name="P43"/>
            <text:p text:style-name="P43"/>
            <text:p text:style-name="P60">2.1. <text:span text:style-name="T17">La ficha mecanica no existe.</text:span></text:p>
            <text:p text:style-name="P60">2.2 Se cancela UC</text:p>
          </table:table-cell>
          <table:covered-table-cell/>
        </table:table-row>
        <table:table-row table:style-name="Table10.1">
          <table:table-cell table:style-name="Table10.A1" table:number-columns-spanned="5" office:value-type="string">
            <text:p text:style-name="P43">Asociaciones de exten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5" office:value-type="string">
            <text:p text:style-name="P43">Asociaciones de inclusión: <text:span text:style-name="T9">Generar constancia de conformida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5" office:value-type="string">
            <text:p text:style-name="P43">Use case donde se incluye: no aplic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5" office:value-type="string">
            <text:p text:style-name="P43">Use case al que extiende: no aplica</text:p>
          </table:table-cell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" table:number-columns-spanned="5" office:value-type="string">
            <text:p text:style-name="P43">Use case de generalización: no aplica</text:p>
          </table:table-cell>
          <table:covered-table-cell/>
          <table:covered-table-cell/>
          <table:covered-table-cell/>
          <table:covered-table-cell/>
        </table:table-row>
      </table:table>
      <text:p text:style-name="P27"/>
      <text:p text:style-name="P27"/>
      <text:p text:style-name="P6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4" office:value-type="string">
            <text:p text:style-name="P44">Nombre del Use Case: <text:span text:style-name="T10">Registrar salida del vehiculo</text:span></text:p>
          </table:table-cell>
          <table:covered-table-cell/>
          <table:covered-table-cell/>
          <table:covered-table-cell/>
          <table:table-cell table:style-name="Table8.A1" office:value-type="string">
            <text:p text:style-name="P44">Nº de orden: UC-999</text:p>
          </table:table-cell>
        </table:table-row>
        <table:table-row table:style-name="Table8.1">
          <table:table-cell table:style-name="Table8.A1" table:number-columns-spanned="2" office:value-type="string">
            <text:p text:style-name="P44"><draw:custom-shape text:anchor-type="paragraph" draw:z-index="53" draw:name="1 Redondear rectángulo de esquina sencilla_6" draw:style-name="gr1" draw:text-style-name="P71" svg:width="0.1043in" svg:height="0.0697in" svg:x="1.3917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Prioridad <text:s text:c="29"/>Alta</text:p>
          </table:table-cell>
          <table:covered-table-cell/>
          <table:table-cell table:style-name="Table8.A1" table:number-columns-spanned="2" office:value-type="string">
            <text:p text:style-name="P44"><draw:custom-shape text:anchor-type="paragraph" draw:z-index="48" draw:name="60 Redondear rectángulo de esquina sencilla_6" draw:style-name="gr2" draw:text-style-name="P72" svg:width="0.1043in" svg:height="0.0697in" svg:x="0.2063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8.A1" office:value-type="string">
            <text:p text:style-name="P44"><draw:custom-shape text:anchor-type="paragraph" draw:z-index="49" draw:name="62 Redondear rectángulo de esquina sencilla_6" draw:style-name="gr3" draw:text-style-name="P73" svg:width="0.1043in" svg:height="0.0697in" svg:x="0.0535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8.1">
          <table:table-cell table:style-name="Table8.A1" table:number-columns-spanned="2" office:value-type="string">
            <text:p text:style-name="P44"><draw:custom-shape text:anchor-type="paragraph" draw:z-index="50" draw:name="63 Redondear rectángulo de esquina sencilla_6" draw:style-name="gr3" draw:text-style-name="P73" svg:width="0.1043in" svg:height="0.0697in" svg:x="1.3917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Complejidad <text:s text:c="23"/>Alta</text:p>
          </table:table-cell>
          <table:covered-table-cell/>
          <table:table-cell table:style-name="Table8.A1" table:number-columns-spanned="2" office:value-type="string">
            <text:p text:style-name="P44"><draw:custom-shape text:anchor-type="paragraph" draw:z-index="51" draw:name="65 Redondear rectángulo de esquina sencilla_6" draw:style-name="gr1" draw:text-style-name="P71" svg:width="0.1043in" svg:height="0.0697in" svg:x="0.2063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8.A1" office:value-type="string">
            <text:p text:style-name="P44"><draw:custom-shape text:anchor-type="paragraph" draw:z-index="52" draw:name="66 Redondear rectángulo de esquina sencilla_6" draw:style-name="gr2" draw:text-style-name="P72" svg:width="0.1043in" svg:height="0.0697in" svg:x="0.0535in" svg:y="0.0366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8.1">
          <table:table-cell table:style-name="Table8.A1" table:number-columns-spanned="3" office:value-type="string">
            <text:p text:style-name="P44">Actor principal: <text:span text:style-name="T15">Encargado del taller</text:span></text:p>
          </table:table-cell>
          <table:covered-table-cell/>
          <table:covered-table-cell/>
          <table:table-cell table:style-name="Table8.A1" table:number-columns-spanned="2" office:value-type="string">
            <text:p text:style-name="P44">Actor secundario:-</text:p>
          </table:table-cell>
          <table:covered-table-cell/>
        </table:table-row>
        <table:table-row table:style-name="Table8.5">
          <table:table-cell table:style-name="Table8.A1" table:number-columns-spanned="5" office:value-type="string">
            <text:p text:style-name="P44"><draw:custom-shape text:anchor-type="paragraph" draw:z-index="54" draw:name="150 Redondear rectángulo de esquina sencilla_6" draw:style-name="gr2" draw:text-style-name="P72" svg:width="0.1043in" svg:height="0.0697in" svg:x="2.8083in" svg:y="0.061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draw:custom-shape text:anchor-type="paragraph" draw:z-index="55" draw:name="68 Redondear rectángulo de esquina sencilla_6" draw:style-name="gr1" draw:text-style-name="P71" svg:width="0.1043in" svg:height="0.0807in" svg:x="4.2374in" svg:y="0.0543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Tipo de Use Case <text:s text:c="17"/>Concreto <text:s text:c="14"/>Abstracto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5" office:value-type="string">
            <text:p text:style-name="P44">Objetivo: <text:span text:style-name="T10">Registrar salida del vehicul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5" office:value-type="string">
            <text:p text:style-name="P44">Precondiciones: - 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8" table:number-rows-spanned="2" office:value-type="string">
            <text:p text:style-name="P44">Post- condiciones</text:p>
          </table:table-cell>
          <table:table-cell table:style-name="Table8.A1" table:number-columns-spanned="4" office:value-type="string">
            <text:p text:style-name="P37">Éxito: <text:span text:style-name="T7">S</text:span><text:span text:style-name="T15">e registran datos</text:span></text:p>
          </table:table-cell>
          <table:covered-table-cell/>
          <table:covered-table-cell/>
          <table:covered-table-cell/>
        </table:table-row>
        <table:table-row table:style-name="Table8.9">
          <table:covered-table-cell/>
          <table:table-cell table:style-name="Table8.A1" table:number-columns-spanned="4" office:value-type="string">
            <text:p text:style-name="P37">Fracaso: <text:span text:style-name="T15">No </text:span><text:span text:style-name="T7">s</text:span><text:span text:style-name="T15">e registran datos</text:span> </text:p>
          </table:table-cell>
          <table:covered-table-cell/>
          <table:covered-table-cell/>
          <table:covered-table-cell/>
        </table:table-row>
        <table:table-row table:style-name="Table8.10">
          <table:table-cell table:style-name="Table8.A1" table:number-columns-spanned="3" office:value-type="string">
            <text:p text:style-name="P44">Curso Normal</text:p>
          </table:table-cell>
          <table:covered-table-cell/>
          <table:covered-table-cell/>
          <table:table-cell table:style-name="Table8.A1" table:number-columns-spanned="2" office:value-type="string">
            <text:p text:style-name="P44">Curso Alternativo</text:p>
          </table:table-cell>
          <table:covered-table-cell/>
        </table:table-row>
        <table:table-row table:style-name="Table8.11">
          <table:table-cell table:style-name="Table8.A1" table:number-columns-spanned="3" office:value-type="string">
            <text:p text:style-name="P9"/>
            <text:p text:style-name="P15">1. El UC comienza cuando el <text:span text:style-name="T7">encargado de taller</text:span> ingresa la opcion “<text:span text:style-name="T10">Registrar salida vehiculo</text:span><text:span text:style-name="T9">”</text:span>.</text:p>
            <text:p text:style-name="P15"/>
            <text:p text:style-name="P19">2. <text:span text:style-name="T10">El sistema solicita el ingreso de datos como fecha y hora.</text:span></text:p>
            <text:p text:style-name="P19"><text:span text:style-name="T9"/></text:p>
            <text:p text:style-name="P21"><text:span text:style-name="T6">3. </text:span><text:span text:style-name="T10">El sistema registra la salida del vehiculo</text:span></text:p>
            <text:p text:style-name="P19"><text:span text:style-name="T6"/></text:p>
            <text:p text:style-name="P19"><text:span text:style-name="T10">4</text:span><text:span text:style-name="T6">. </text:span><text:span text:style-name="T8">Fin del UC.</text:span></text:p>
            <text:p text:style-name="P19"/>
          </table:table-cell>
          <table:covered-table-cell/>
          <table:covered-table-cell/>
          <table:table-cell table:style-name="Table8.A1" table:number-columns-spanned="2" office:value-type="string">
            <text:p text:style-name="P44"/>
            <text:p text:style-name="P44"/>
            <text:p text:style-name="P44"/>
            <text:p text:style-name="P61"/>
            <text:p text:style-name="P62">2.1 El usuario ingresa un dato incorrecto</text:p>
            <text:p text:style-name="P62">2.2 Se cancela UC</text:p>
          </table:table-cell>
          <table:covered-table-cell/>
        </table:table-row>
        <table:table-row table:style-name="Table8.1">
          <table:table-cell table:style-name="Table8.A1" table:number-columns-spanned="5" office:value-type="string">
            <text:p text:style-name="P44">Asociaciones de exten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5" office:value-type="string">
            <text:p text:style-name="P44">Asociaciones de inclusión: <text:span text:style-name="T10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5" office:value-type="string">
            <text:p text:style-name="P44">Use case donde se incluye: no aplica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5" office:value-type="string">
            <text:p text:style-name="P44">Use case al que extiende: no aplica</text:p>
          </table:table-cell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" table:number-columns-spanned="5" office:value-type="string">
            <text:p text:style-name="P44">Use case de generalización: no aplica</text:p>
          </table:table-cell>
          <table:covered-table-cell/>
          <table:covered-table-cell/>
          <table:covered-table-cell/>
          <table:covered-table-cell/>
        </table:table-row>
      </table:table>
      <text:p text:style-name="P28"/>
      <text:p text:style-name="P28"/>
      <text:p text:style-name="P6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4" office:value-type="string">
            <text:p text:style-name="P40">Nombre del Use Case: <text:span text:style-name="T18">Generar informe diario</text:span></text:p>
          </table:table-cell>
          <table:covered-table-cell/>
          <table:covered-table-cell/>
          <table:covered-table-cell/>
          <table:table-cell table:style-name="Table4.A1" office:value-type="string">
            <text:p text:style-name="P40">Nº de orden: UC-999</text:p>
          </table:table-cell>
        </table:table-row>
        <table:table-row table:style-name="Table4.1">
          <table:table-cell table:style-name="Table4.A1" table:number-columns-spanned="2" office:value-type="string">
            <text:p text:style-name="P40"><draw:custom-shape text:anchor-type="paragraph" draw:z-index="21" draw:name="1 Redondear rectángulo de esquina sencilla_2" draw:style-name="gr1" draw:text-style-name="P71" svg:width="0.1043in" svg:height="0.0697in" svg:x="1.3917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Prioridad <text:s text:c="29"/>Alta</text:p>
          </table:table-cell>
          <table:covered-table-cell/>
          <table:table-cell table:style-name="Table4.A1" table:number-columns-spanned="2" office:value-type="string">
            <text:p text:style-name="P40"><draw:custom-shape text:anchor-type="paragraph" draw:z-index="16" draw:name="60 Redondear rectángulo de esquina sencilla_2" draw:style-name="gr2" draw:text-style-name="P72" svg:width="0.1043in" svg:height="0.0697in" svg:x="0.2063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4.A1" office:value-type="string">
            <text:p text:style-name="P40"><draw:custom-shape text:anchor-type="paragraph" draw:z-index="17" draw:name="62 Redondear rectángulo de esquina sencilla_2" draw:style-name="gr3" draw:text-style-name="P73" svg:width="0.1043in" svg:height="0.0697in" svg:x="0.0535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4.1">
          <table:table-cell table:style-name="Table4.A1" table:number-columns-spanned="2" office:value-type="string">
            <text:p text:style-name="P40"><draw:custom-shape text:anchor-type="paragraph" draw:z-index="18" draw:name="63 Redondear rectángulo de esquina sencilla_2" draw:style-name="gr3" draw:text-style-name="P73" svg:width="0.1043in" svg:height="0.0697in" svg:x="1.3917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Complejidad <text:s text:c="23"/>Alta</text:p>
          </table:table-cell>
          <table:covered-table-cell/>
          <table:table-cell table:style-name="Table4.A1" table:number-columns-spanned="2" office:value-type="string">
            <text:p text:style-name="P40"><draw:custom-shape text:anchor-type="paragraph" draw:z-index="19" draw:name="65 Redondear rectángulo de esquina sencilla_2" draw:style-name="gr1" draw:text-style-name="P71" svg:width="0.1043in" svg:height="0.0697in" svg:x="0.2063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4.A1" office:value-type="string">
            <text:p text:style-name="P40"><draw:custom-shape text:anchor-type="paragraph" draw:z-index="20" draw:name="66 Redondear rectángulo de esquina sencilla_2" draw:style-name="gr2" draw:text-style-name="P72" svg:width="0.1043in" svg:height="0.0697in" svg:x="0.0535in" svg:y="0.0366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4.1">
          <table:table-cell table:style-name="Table4.A1" table:number-columns-spanned="3" office:value-type="string">
            <text:p text:style-name="P40">Actor principal: <text:span text:style-name="T18">Encargado de </text:span><text:span text:style-name="T10">r</text:span><text:span text:style-name="T18">ecepcion – Gerente de </text:span><text:span text:style-name="T10">o</text:span><text:span text:style-name="T18">peraciones</text:span></text:p>
          </table:table-cell>
          <table:covered-table-cell/>
          <table:covered-table-cell/>
          <table:table-cell table:style-name="Table4.A1" table:number-columns-spanned="2" office:value-type="string">
            <text:p text:style-name="P49">Actor secundario: -</text:p>
          </table:table-cell>
          <table:covered-table-cell/>
        </table:table-row>
        <table:table-row table:style-name="Table4.5">
          <table:table-cell table:style-name="Table4.A1" table:number-columns-spanned="5" office:value-type="string">
            <text:p text:style-name="P40"><draw:custom-shape text:anchor-type="paragraph" draw:z-index="22" draw:name="150 Redondear rectángulo de esquina sencilla_2" draw:style-name="gr2" draw:text-style-name="P72" svg:width="0.1043in" svg:height="0.0697in" svg:x="2.8083in" svg:y="0.061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draw:custom-shape text:anchor-type="paragraph" draw:z-index="23" draw:name="68 Redondear rectángulo de esquina sencilla_2" draw:style-name="gr1" draw:text-style-name="P71" svg:width="0.1043in" svg:height="0.0807in" svg:x="4.2374in" svg:y="0.0543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Tipo de Use Case <text:s text:c="17"/>Concreto <text:s text:c="14"/>Abstracto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40">Objetivo: <text:span text:style-name="T18">Generar un informe del dia de los trabajos realiz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40">Precondiciones: - 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8" table:number-rows-spanned="2" office:value-type="string">
            <text:p text:style-name="P40">Post- condiciones</text:p>
          </table:table-cell>
          <table:table-cell table:style-name="Table4.A1" table:number-columns-spanned="4" office:value-type="string">
            <text:p text:style-name="P32">Éxito: <text:span text:style-name="T18">Se genera el informe correctamente</text:span></text:p>
          </table:table-cell>
          <table:covered-table-cell/>
          <table:covered-table-cell/>
          <table:covered-table-cell/>
        </table:table-row>
        <table:table-row table:style-name="Table4.9">
          <table:covered-table-cell/>
          <table:table-cell table:style-name="Table4.A1" table:number-columns-spanned="4" office:value-type="string">
            <text:p text:style-name="P32">Fracaso: <text:span text:style-name="T18">No se genera el informe</text:span></text:p>
          </table:table-cell>
          <table:covered-table-cell/>
          <table:covered-table-cell/>
          <table:covered-table-cell/>
        </table:table-row>
        <table:table-row table:style-name="Table4.10">
          <table:table-cell table:style-name="Table4.A1" table:number-columns-spanned="3" office:value-type="string">
            <text:p text:style-name="P40">Curso Normal</text:p>
          </table:table-cell>
          <table:covered-table-cell/>
          <table:covered-table-cell/>
          <table:table-cell table:style-name="Table4.A1" table:number-columns-spanned="2" office:value-type="string">
            <text:p text:style-name="P40">Curso Alternativo</text:p>
          </table:table-cell>
          <table:covered-table-cell/>
        </table:table-row>
        <table:table-row table:style-name="Table4.11">
          <table:table-cell table:style-name="Table4.A1" table:number-columns-spanned="3" office:value-type="string">
            <text:p text:style-name="P2"/>
            <text:p text:style-name="P22">1. <text:span text:style-name="T6">El</text:span> UC comienza <text:span text:style-name="T19">cuando el </text:span><text:span text:style-name="T11">encargado de recepcion ingresa la opcion “Generar informe diario”</text:span></text:p>
            <text:p text:style-name="P22"><text:span text:style-name="T11"/></text:p>
            <text:p text:style-name="P24"><text:span text:style-name="T6">2. El sistema genera un informe diario utilizando todos las fichas mecanicas del dia.</text:span></text:p>
            <text:p text:style-name="P24"><text:span text:style-name="T6"/></text:p>
            <text:p text:style-name="P24"><text:span text:style-name="T6">3. Se entrega el informe diario al gerente de operaciones.</text:span></text:p>
            <text:p text:style-name="P24"><text:span text:style-name="T6"/></text:p>
          </table:table-cell>
          <table:covered-table-cell/>
          <table:covered-table-cell/>
          <table:table-cell table:style-name="Table4.A1" table:number-columns-spanned="2" office:value-type="string">
            <text:p text:style-name="P40"/>
            <text:p text:style-name="P51"/>
            <text:p text:style-name="P52"/>
            <text:p text:style-name="P55"/>
          </table:table-cell>
          <table:covered-table-cell/>
        </table:table-row>
        <table:table-row table:style-name="Table4.1">
          <table:table-cell table:style-name="Table4.A1" table:number-columns-spanned="5" office:value-type="string">
            <text:p text:style-name="P40">Asociaciones de exten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40">Asociaciones de inclu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40">Use case donde se incluye: no aplica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40">Use case al que extiende: no aplica</text:p>
          </table:table-cell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5" office:value-type="string">
            <text:p text:style-name="P40">Use case de generalización: no aplica</text:p>
          </table:table-cell>
          <table:covered-table-cell/>
          <table:covered-table-cell/>
          <table:covered-table-cell/>
          <table:covered-table-cell/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4" office:value-type="string">
            <text:p text:style-name="P45">Nombre del Use Case: <text:span text:style-name="T18">Generar informe </text:span><text:span text:style-name="T11">mensual</text:span></text:p>
          </table:table-cell>
          <table:covered-table-cell/>
          <table:covered-table-cell/>
          <table:covered-table-cell/>
          <table:table-cell table:style-name="Table5.A1" office:value-type="string">
            <text:p text:style-name="P45">Nº de orden: UC-999</text:p>
          </table:table-cell>
        </table:table-row>
        <table:table-row table:style-name="Table5.1">
          <table:table-cell table:style-name="Table5.A1" table:number-columns-spanned="2" office:value-type="string">
            <text:p text:style-name="P45"><draw:custom-shape text:anchor-type="paragraph" draw:z-index="61" draw:name="1 Redondear rectángulo de esquina sencilla_3" draw:style-name="gr1" draw:text-style-name="P71" svg:width="0.1043in" svg:height="0.0697in" svg:x="1.3917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Prioridad <text:s text:c="29"/>Alta</text:p>
          </table:table-cell>
          <table:covered-table-cell/>
          <table:table-cell table:style-name="Table5.A1" table:number-columns-spanned="2" office:value-type="string">
            <text:p text:style-name="P45"><draw:custom-shape text:anchor-type="paragraph" draw:z-index="56" draw:name="60 Redondear rectángulo de esquina sencilla_3" draw:style-name="gr2" draw:text-style-name="P72" svg:width="0.1043in" svg:height="0.0697in" svg:x="0.2063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5.A1" office:value-type="string">
            <text:p text:style-name="P45"><draw:custom-shape text:anchor-type="paragraph" draw:z-index="57" draw:name="62 Redondear rectángulo de esquina sencilla_3" draw:style-name="gr3" draw:text-style-name="P73" svg:width="0.1043in" svg:height="0.0697in" svg:x="0.0535in" svg:y="0.048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5.1">
          <table:table-cell table:style-name="Table5.A1" table:number-columns-spanned="2" office:value-type="string">
            <text:p text:style-name="P45"><draw:custom-shape text:anchor-type="paragraph" draw:z-index="58" draw:name="63 Redondear rectángulo de esquina sencilla_3" draw:style-name="gr3" draw:text-style-name="P73" svg:width="0.1043in" svg:height="0.0697in" svg:x="1.3917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Complejidad <text:s text:c="23"/>Alta</text:p>
          </table:table-cell>
          <table:covered-table-cell/>
          <table:table-cell table:style-name="Table5.A1" table:number-columns-spanned="2" office:value-type="string">
            <text:p text:style-name="P45"><draw:custom-shape text:anchor-type="paragraph" draw:z-index="59" draw:name="65 Redondear rectángulo de esquina sencilla_3" draw:style-name="gr1" draw:text-style-name="P71" svg:width="0.1043in" svg:height="0.0697in" svg:x="0.2063in" svg:y="0.0717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11"/>Media</text:p>
          </table:table-cell>
          <table:covered-table-cell/>
          <table:table-cell table:style-name="Table5.A1" office:value-type="string">
            <text:p text:style-name="P45"><draw:custom-shape text:anchor-type="paragraph" draw:z-index="60" draw:name="66 Redondear rectángulo de esquina sencilla_3" draw:style-name="gr2" draw:text-style-name="P72" svg:width="0.1043in" svg:height="0.0697in" svg:x="0.0535in" svg:y="0.0366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text:s text:c="7"/>Baja</text:p>
          </table:table-cell>
        </table:table-row>
        <table:table-row table:style-name="Table5.1">
          <table:table-cell table:style-name="Table5.A1" table:number-columns-spanned="3" office:value-type="string">
            <text:p text:style-name="P45">Actor principal: <text:span text:style-name="T11">Administracion</text:span></text:p>
          </table:table-cell>
          <table:covered-table-cell/>
          <table:covered-table-cell/>
          <table:table-cell table:style-name="Table5.A1" table:number-columns-spanned="2" office:value-type="string">
            <text:p text:style-name="P50">Actor secundario: -</text:p>
          </table:table-cell>
          <table:covered-table-cell/>
        </table:table-row>
        <table:table-row table:style-name="Table5.5">
          <table:table-cell table:style-name="Table5.A1" table:number-columns-spanned="5" office:value-type="string">
            <text:p text:style-name="P45"><draw:custom-shape text:anchor-type="paragraph" draw:z-index="62" draw:name="150 Redondear rectángulo de esquina sencilla_3" draw:style-name="gr2" draw:text-style-name="P72" svg:width="0.1043in" svg:height="0.0697in" svg:x="2.8083in" svg:y="0.061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<draw:custom-shape text:anchor-type="paragraph" draw:z-index="63" draw:name="68 Redondear rectángulo de esquina sencilla_3" draw:style-name="gr1" draw:text-style-name="P71" svg:width="0.1043in" svg:height="0.0807in" svg:x="4.2374in" svg:y="0.0543in"><text:p/>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29289/100000"/><draw:equation draw:name="f5" draw:formula="logwidth+0-?f4 "/><draw:equation draw:name="f6" draw:formula="logwidth/2"/><draw:equation draw:name="f7" draw:formula="logheight/2"/><draw:equation draw:name="f8" draw:formula="logheight"/><draw:equation draw:name="f9" draw:formula="logwidth"/><draw:equation draw:name="f10" draw:formula="(16200000)/60000.0"/><draw:equation draw:name="f11" draw:formula="(5400000)/60000.0"/><draw:handle draw:handle-position="?f3 0" draw:handle-range-x-maximum="50000" draw:handle-range-x-minimum="0"/></draw:enhanced-geometry></draw:custom-shape>Tipo de Use Case <text:s text:c="17"/>Concreto <text:s text:c="14"/>Abstracto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45">Objetivo: <text:span text:style-name="T18">Generar un informe del dia de los trabajos realiz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45">Precondiciones: - 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8" table:number-rows-spanned="2" office:value-type="string">
            <text:p text:style-name="P45">Post- condiciones</text:p>
          </table:table-cell>
          <table:table-cell table:style-name="Table5.A1" table:number-columns-spanned="4" office:value-type="string">
            <text:p text:style-name="P38">Éxito: <text:span text:style-name="T18">Se genera el informe correctamente</text:span></text:p>
          </table:table-cell>
          <table:covered-table-cell/>
          <table:covered-table-cell/>
          <table:covered-table-cell/>
        </table:table-row>
        <table:table-row table:style-name="Table5.9">
          <table:covered-table-cell/>
          <table:table-cell table:style-name="Table5.A1" table:number-columns-spanned="4" office:value-type="string">
            <text:p text:style-name="P38">Fracaso: <text:span text:style-name="T18">No se genera el informe</text:span></text:p>
          </table:table-cell>
          <table:covered-table-cell/>
          <table:covered-table-cell/>
          <table:covered-table-cell/>
        </table:table-row>
        <table:table-row table:style-name="Table5.10">
          <table:table-cell table:style-name="Table5.A1" table:number-columns-spanned="3" office:value-type="string">
            <text:p text:style-name="P45">Curso Normal</text:p>
          </table:table-cell>
          <table:covered-table-cell/>
          <table:covered-table-cell/>
          <table:table-cell table:style-name="Table5.A1" table:number-columns-spanned="2" office:value-type="string">
            <text:p text:style-name="P45">Curso Alternativo</text:p>
          </table:table-cell>
          <table:covered-table-cell/>
        </table:table-row>
        <table:table-row table:style-name="Table5.11">
          <table:table-cell table:style-name="Table5.A1" table:number-columns-spanned="3" office:value-type="string">
            <text:p text:style-name="P3"/>
            <text:p text:style-name="P23">1. <text:span text:style-name="T6">El</text:span> UC comienza <text:span text:style-name="T19">cuando el </text:span><text:span text:style-name="T11">encargado de administracion ingresa la opcion “Generar informe mensual”</text:span></text:p>
            <text:p text:style-name="P23"><text:span text:style-name="T11"/></text:p>
            <text:p text:style-name="P24"><text:span text:style-name="T6">2. El sistema genera un informe mensual por cada compania de seguro y sus clientes.</text:span></text:p>
            <text:p text:style-name="P24"><text:span text:style-name="T6"/></text:p>
            <text:p text:style-name="P24"><text:span text:style-name="T6">3. Se entrega </text:span><text:span text:style-name="T12">los</text:span><text:span text:style-name="T6"> informe </text:span><text:span text:style-name="T12">mensual a las companias respectivas</text:span><text:span text:style-name="T6">.</text:span></text:p>
            <text:p text:style-name="P24"><text:span text:style-name="T6"/></text:p>
          </table:table-cell>
          <table:covered-table-cell/>
          <table:covered-table-cell/>
          <table:table-cell table:style-name="Table5.A1" table:number-columns-spanned="2" office:value-type="string">
            <text:p text:style-name="P45"/>
            <text:p text:style-name="P51"/>
            <text:p text:style-name="P53"/>
            <text:p text:style-name="P56"/>
          </table:table-cell>
          <table:covered-table-cell/>
        </table:table-row>
        <table:table-row table:style-name="Table5.1">
          <table:table-cell table:style-name="Table5.A1" table:number-columns-spanned="5" office:value-type="string">
            <text:p text:style-name="P45">Asociaciones de exten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45">Asociaciones de inclusión: <text:span text:style-name="T4">no aplic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45">Use case donde se incluye: no aplic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45">Use case al que extiende: no aplica</text:p>
          </table:table-cell>
          <table:covered-table-cell/>
          <table:covered-table-cell/>
          <table:covered-table-cell/>
          <table:covered-table-cell/>
        </table:table-row>
        <table:table-row table:style-name="Table5.16">
          <table:table-cell table:style-name="Table5.A1" table:number-columns-spanned="5" office:value-type="string">
            <text:p text:style-name="P45">Use case de generalización: no aplica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ext:p text:style-name="P30"/>
      <text:p text:style-name="P30"/>
      <text:p text:style-name="P30"/>
      <text:p text:style-name="P30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20%" fo:text-align="start" style:justify-single-word="false" fo:orphans="2" fo:widows="2" style:writing-mode="lr-tb"/>
      <style:text-properties fo:font-size="10.5pt" style:font-name-asian="F" style:font-family-generic-asian="system" style:font-pitch-asian="variable" style:font-size-asian="10.5pt" style:language-asian="es" style:country-asian="AR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stin</meta:initial-creator>
    <meta:editing-cycles>5</meta:editing-cycles>
    <meta:creation-date>2021-04-04T19:26:00</meta:creation-date>
    <dc:date>2021-04-25T18:10:39.349040320</dc:date>
    <meta:editing-duration>PT21M47S</meta:editing-duration>
    <meta:generator>LibreOffice/7.0.5.2$Linux_X86_64 LibreOffice_project/00$Build-2</meta:generator>
    <meta:document-statistic meta:table-count="8" meta:image-count="0" meta:object-count="0" meta:page-count="8" meta:paragraph-count="235" meta:word-count="1206" meta:character-count="8358" meta:non-whitespace-character-count="6420"/>
    <meta:user-defined meta:name="AppVersion">14.0000</meta:user-defined>
    <meta:user-defined meta:name="ContentTypeId">0x010100DA9AF962555D08429458210514B47341</meta:user-defined>
    <meta:template xlink:type="simple" xlink:actuate="onRequest" xlink:title="Normal.dotm" xlink:href=""/>
  </office:meta>
</office:document-meta>
</file>